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master-page-name="">
      <style:table-properties style:width="17cm" style:rel-width="100%" style:page-number="auto"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end" style:justify-single-word="false"/>
      <style:text-properties officeooo:rsid="001e7d02" officeooo:paragraph-rsid="017ea1f5"/>
    </style:style>
    <style:style style:name="P10" style:family="paragraph" style:parent-style-name="Standard">
      <style:paragraph-properties fo:text-align="end" style:justify-single-word="false"/>
      <style:text-properties officeooo:rsid="001e7d02" officeooo:paragraph-rsid="017f7053"/>
    </style:style>
    <style:style style:name="P11" style:family="paragraph" style:parent-style-name="Standard">
      <style:paragraph-properties fo:text-align="center" style:justify-single-word="false"/>
      <style:text-properties officeooo:rsid="001e7d02" officeooo:paragraph-rsid="016be641"/>
    </style:style>
    <style:style style:name="P1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14" style:family="paragraph" style:parent-style-name="Standard">
      <style:paragraph-properties fo:text-align="justify" style:justify-single-word="false"/>
      <style:text-properties officeooo:rsid="016d3088" officeooo:paragraph-rsid="0175b838"/>
    </style:style>
    <style:style style:name="P15" style:family="paragraph" style:parent-style-name="Standard">
      <style:paragraph-properties fo:text-align="center" style:justify-single-word="false"/>
      <style:text-properties officeooo:rsid="017ea1f5" officeooo:paragraph-rsid="017ea1f5"/>
    </style:style>
    <style:style style:name="P16" style:family="paragraph" style:parent-style-name="Standard">
      <style:paragraph-properties fo:text-align="center" style:justify-single-word="false"/>
      <style:text-properties officeooo:rsid="017ea1f5" officeooo:paragraph-rsid="017f7053"/>
    </style:style>
    <style:style style:name="P1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18" style:family="paragraph" style:parent-style-name="Standard">
      <style:paragraph-properties fo:margin-left="0cm" fo:margin-right="0cm" fo:text-indent="0cm" style:auto-text-indent="false"/>
      <style:text-properties fo:color="#006600" fo:background-color="transparent"/>
    </style:style>
    <style:style style:name="P19" style:family="paragraph" style:parent-style-name="Text_20_body">
      <style:paragraph-properties fo:margin-left="0cm" fo:margin-right="0cm" fo:text-indent="0cm" style:auto-text-indent="false"/>
      <style:text-properties fo:color="#ff9900" fo:language="en" fo:country="US" fo:background-color="transparent"/>
    </style:style>
    <style:style style:name="P2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2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2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2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2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2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9"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5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5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54"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55"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56"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57"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58"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59"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60" style:family="paragraph" style:parent-style-name="Text_20_body">
      <style:text-properties fo:color="#ff9900" officeooo:rsid="00c893ee" officeooo:paragraph-rsid="016be641" fo:background-color="transparent"/>
    </style:style>
    <style:style style:name="P61" style:family="paragraph" style:parent-style-name="Text_20_body">
      <style:text-properties fo:color="#ff9900" officeooo:rsid="00f17241" officeooo:paragraph-rsid="00f17241" fo:background-color="transparent"/>
    </style:style>
    <style:style style:name="P62" style:family="paragraph" style:parent-style-name="Text_20_body">
      <style:text-properties fo:color="#ff9900" fo:font-weight="normal" officeooo:rsid="00c893ee" officeooo:paragraph-rsid="01031045" fo:background-color="transparent" style:font-weight-asian="normal" style:font-weight-complex="normal"/>
    </style:style>
    <style:style style:name="P6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64"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6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68"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69" style:family="paragraph" style:parent-style-name="Standard">
      <style:paragraph-properties fo:text-align="center" style:justify-single-word="false"/>
      <style:text-properties fo:color="#ff9900" officeooo:rsid="001e7d02" officeooo:paragraph-rsid="018a46ad" fo:background-color="transparent"/>
    </style:style>
    <style:style style:name="P70" style:family="paragraph" style:parent-style-name="Standard">
      <style:paragraph-properties fo:text-align="end" style:justify-single-word="false"/>
      <style:text-properties officeooo:rsid="001e7d02" officeooo:paragraph-rsid="018a46ad"/>
    </style:style>
    <style:style style:name="P71" style:family="paragraph" style:parent-style-name="Standard">
      <style:paragraph-properties fo:text-align="center" style:justify-single-word="false"/>
      <style:text-properties officeooo:rsid="001e7d02" officeooo:paragraph-rsid="018a46ad"/>
    </style:style>
    <style:style style:name="P72" style:family="paragraph" style:parent-style-name="Standard">
      <style:text-properties officeooo:rsid="001e7d02" officeooo:paragraph-rsid="018a46ad"/>
    </style:style>
    <style:style style:name="P7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74" style:family="paragraph" style:parent-style-name="Standard">
      <style:text-properties officeooo:paragraph-rsid="018a46ad"/>
    </style:style>
    <style:style style:name="P75" style:family="paragraph" style:parent-style-name="Standard">
      <style:paragraph-properties fo:text-align="end" style:justify-single-word="false"/>
      <style:text-properties officeooo:rsid="017ea1f5" officeooo:paragraph-rsid="017ea1f5"/>
    </style:style>
    <style:style style:name="P76" style:family="paragraph" style:parent-style-name="Standard">
      <style:text-properties fo:font-size="9pt" style:font-size-asian="9pt" style:font-size-complex="9pt"/>
    </style:style>
    <style:style style:name="P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7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7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8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8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82" style:family="paragraph" style:parent-style-name="Standard">
      <style:paragraph-properties fo:margin-left="0cm" fo:margin-right="0cm" fo:text-indent="0cm" style:auto-text-indent="false" style:writing-mode="lr-tb"/>
      <style:text-properties officeooo:paragraph-rsid="018a46ad"/>
    </style:style>
    <style:style style:name="P83" style:family="paragraph" style:parent-style-name="Standard">
      <style:paragraph-properties fo:margin-left="0cm" fo:margin-right="0cm" fo:text-indent="0cm" style:auto-text-indent="false" style:writing-mode="lr-tb"/>
      <style:text-properties fo:font-size="10pt" officeooo:paragraph-rsid="018a46ad" style:font-size-asian="10pt" style:font-size-complex="10pt"/>
    </style:style>
    <style:style style:name="P8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9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93" style:family="paragraph" style:parent-style-name="Text_20_body" style:list-style-name="WWNum1">
      <style:text-properties fo:color="#ff9900" fo:background-color="transparent"/>
    </style:style>
    <style:style style:name="P9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9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9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9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98" style:family="paragraph" style:parent-style-name="Text_20_body" style:list-style-name="WWNum1" style:master-page-name="">
      <loext:graphic-properties draw:fill="none"/>
      <style:paragraph-properties fo:margin-left="0cm" fo:margin-right="0cm" fo:margin-top="0.423cm" fo:margin-bottom="0.212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fo:color="#ff9900" officeooo:rsid="00c893ee" officeooo:paragraph-rsid="0169a678" fo:background-color="transparent" fo:hyphenate="false" fo:hyphenation-remain-char-count="2" fo:hyphenation-push-char-count="2"/>
    </style:style>
    <style:style style:name="P99"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0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0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0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0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10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0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106" style:family="paragraph" style:parent-style-name="Table_20_Contents">
      <style:paragraph-properties fo:margin-left="0cm" fo:margin-right="0cm" fo:text-indent="0cm" style:auto-text-indent="false" style:writing-mode="lr-tb"/>
      <style:text-properties fo:font-size="10pt" officeooo:rsid="001e7d02" officeooo:paragraph-rsid="018a46ad"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1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6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6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67"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8"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7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7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72" style:family="paragraph" style:parent-style-name="Table_20_Heading">
      <style:paragraph-properties fo:margin-left="0cm" fo:margin-right="0cm" fo:text-indent="0cm" style:auto-text-indent="false" style:writing-mode="lr-tb"/>
      <style:text-properties fo:font-size="10pt" officeooo:rsid="001e7d02" officeooo:paragraph-rsid="018a46ad" style:font-size-asian="10pt" style:font-size-complex="10pt"/>
    </style:style>
    <style:style style:name="P17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7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75"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76"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77" style:family="paragraph" style:parent-style-name="List_20_Paragraph" style:list-style-name="WWNum1">
      <style:text-properties fo:color="#ff9900" fo:background-color="transparent"/>
    </style:style>
    <style:style style:name="P17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7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8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8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8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85"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86"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officeooo:rsid="001e7d02"/>
    </style:style>
    <style:style style:name="T16" style:family="text">
      <style:text-properties style:text-position="super 58%" officeooo:rsid="0030fc2f"/>
    </style:style>
    <style:style style:name="T17" style:family="text">
      <style:text-properties style:text-position="super 58%" officeooo:rsid="016e39b8"/>
    </style:style>
    <style:style style:name="T18" style:family="text">
      <style:text-properties style:text-position="super 58%" fo:font-size="12pt" officeooo:rsid="016e39b8" style:font-size-asian="12pt" style:font-size-complex="12pt"/>
    </style:style>
    <style:style style:name="T19" style:family="text">
      <style:text-properties style:text-position="super 58%" fo:font-size="10pt" style:font-size-asian="10pt" style:font-size-complex="10pt"/>
    </style:style>
    <style:style style:name="T20" style:family="text">
      <style:text-properties style:text-position="super 58%" fo:font-size="11pt" style:font-size-asian="11pt" style:font-size-complex="11pt"/>
    </style:style>
    <style:style style:name="T21" style:family="text">
      <style:text-properties style:text-position="super 58%" officeooo:rsid="003e92d3"/>
    </style:style>
    <style:style style:name="T22" style:family="text">
      <style:text-properties style:text-position="super 58%" officeooo:rsid="002d0d1d"/>
    </style:style>
    <style:style style:name="T23" style:family="text">
      <style:text-properties style:text-position="super 58%" officeooo:rsid="002fc08f"/>
    </style:style>
    <style:style style:name="T24" style:family="text">
      <style:text-properties style:text-position="super 58%" officeooo:rsid="01943ac3"/>
    </style:style>
    <style:style style:name="T25" style:family="text">
      <style:text-properties style:font-name="Times New Roman" style:font-name-complex="Times New Roman1"/>
    </style:style>
    <style:style style:name="T26" style:family="text">
      <style:text-properties style:font-name="Times New Roman" officeooo:rsid="00d8908f" style:font-name-complex="Times New Roman1"/>
    </style:style>
    <style:style style:name="T27" style:family="text">
      <style:text-properties style:font-name="Times New Roman" officeooo:rsid="00dd1e71" style:font-name-complex="Times New Roman1"/>
    </style:style>
    <style:style style:name="T28" style:family="text">
      <style:text-properties style:font-name="Times New Roman" officeooo:rsid="00dd5dc9" style:font-name-complex="Times New Roman1"/>
    </style:style>
    <style:style style:name="T29" style:family="text">
      <style:text-properties style:font-name="Times New Roman" officeooo:rsid="00de3dc5" style:font-name-complex="Times New Roman1"/>
    </style:style>
    <style:style style:name="T30" style:family="text">
      <style:text-properties style:font-name="Times New Roman" officeooo:rsid="00df973f" style:font-name-complex="Times New Roman1"/>
    </style:style>
    <style:style style:name="T31" style:family="text">
      <style:text-properties style:font-name="Times New Roman" officeooo:rsid="00e0e886" style:font-name-complex="Times New Roman1"/>
    </style:style>
    <style:style style:name="T32" style:family="text">
      <style:text-properties style:font-name="Times New Roman" officeooo:rsid="00e17f99" style:font-name-complex="Times New Roman1"/>
    </style:style>
    <style:style style:name="T33" style:family="text">
      <style:text-properties style:font-name="Times New Roman" officeooo:rsid="00e3e48c" style:font-name-complex="Times New Roman1"/>
    </style:style>
    <style:style style:name="T34" style:family="text">
      <style:text-properties style:font-name="Times New Roman" officeooo:rsid="00e41873" style:font-name-complex="Times New Roman1"/>
    </style:style>
    <style:style style:name="T35" style:family="text">
      <style:text-properties style:font-name="Times New Roman" officeooo:rsid="00e99952" style:font-name-complex="Times New Roman1"/>
    </style:style>
    <style:style style:name="T36" style:family="text">
      <style:text-properties style:font-name="Times New Roman" officeooo:rsid="01074073" style:font-name-complex="Times New Roman1"/>
    </style:style>
    <style:style style:name="T37" style:family="text">
      <style:text-properties style:font-name="Times New Roman" officeooo:rsid="0107b20f" style:font-name-complex="Times New Roman1"/>
    </style:style>
    <style:style style:name="T38" style:family="text">
      <style:text-properties style:font-name="Times New Roman" officeooo:rsid="01096dfc" style:font-name-complex="Times New Roman1"/>
    </style:style>
    <style:style style:name="T39" style:family="text">
      <style:text-properties style:font-name="Times New Roman" officeooo:rsid="010cc533" style:font-name-complex="Times New Roman1"/>
    </style:style>
    <style:style style:name="T40" style:family="text">
      <style:text-properties style:font-name="Times New Roman" officeooo:rsid="010e555e" style:font-name-complex="Times New Roman1"/>
    </style:style>
    <style:style style:name="T41" style:family="text">
      <style:text-properties style:font-name="Times New Roman" officeooo:rsid="010edb38" style:font-name-complex="Times New Roman1"/>
    </style:style>
    <style:style style:name="T42" style:family="text">
      <style:text-properties style:font-name="Times New Roman" officeooo:rsid="01103583" style:font-name-complex="Times New Roman1"/>
    </style:style>
    <style:style style:name="T43" style:family="text">
      <style:text-properties style:font-name="Times New Roman" officeooo:rsid="0110af44" style:font-name-complex="Times New Roman1"/>
    </style:style>
    <style:style style:name="T44" style:family="text">
      <style:text-properties style:font-name="Times New Roman" officeooo:rsid="01127617" style:font-name-complex="Times New Roman1"/>
    </style:style>
    <style:style style:name="T45" style:family="text">
      <style:text-properties style:font-name="Times New Roman" officeooo:rsid="015ced6d" style:font-name-complex="Times New Roman1"/>
    </style:style>
    <style:style style:name="T46" style:family="text">
      <style:text-properties style:font-name="Times New Roman" officeooo:rsid="015e96a2"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Times New Roman" style:font-name-complex="Times New Roman1"/>
    </style:style>
    <style:style style:name="T62" style:family="text">
      <style:text-properties style:text-position="sub 58%" style:font-name-asian="Times New Roman1" style:font-name-complex="Times New Roman1"/>
    </style:style>
    <style:style style:name="T63" style:family="text">
      <style:text-properties style:text-position="sub 58%" fo:language="en" fo:country="US"/>
    </style:style>
    <style:style style:name="T64" style:family="text">
      <style:text-properties style:text-position="sub 58%" fo:language="en" fo:country="US" style:font-name-asian="Times New Roman1" style:font-name-complex="Times New Roman1"/>
    </style:style>
    <style:style style:name="T65" style:family="text">
      <style:text-properties style:text-position="sub 58%" officeooo:rsid="002fc08f"/>
    </style:style>
    <style:style style:name="T66" style:family="text">
      <style:text-properties style:text-position="sub 58%" officeooo:rsid="0030fc2f"/>
    </style:style>
    <style:style style:name="T67" style:family="text">
      <style:text-properties style:text-position="sub 58%" officeooo:rsid="016e39b8"/>
    </style:style>
    <style:style style:name="T68" style:family="text">
      <style:text-properties style:text-position="sub 58%" officeooo:rsid="0174070f"/>
    </style:style>
    <style:style style:name="T69" style:family="text">
      <style:text-properties style:text-position="sub 58%" fo:font-size="12pt" officeooo:rsid="0175b838" style:font-size-asian="12pt" style:font-size-complex="12pt"/>
    </style:style>
    <style:style style:name="T70" style:family="text">
      <style:text-properties style:text-position="sub 58%" fo:font-size="11pt" style:font-size-asian="11pt" style:font-size-complex="11pt"/>
    </style:style>
    <style:style style:name="T71" style:family="text">
      <style:text-properties style:text-position="sub 58%" officeooo:rsid="003e92d3"/>
    </style:style>
    <style:style style:name="T72" style:family="text">
      <style:text-properties style:text-position="sub 58%" officeooo:rsid="002d0d1d"/>
    </style:style>
    <style:style style:name="T73" style:family="text">
      <style:text-properties style:text-position="sub 58%" officeooo:rsid="018d2535"/>
    </style:style>
    <style:style style:name="T74" style:family="text">
      <style:text-properties style:text-position="sub 58%" officeooo:rsid="01943ac3"/>
    </style:style>
    <style:style style:name="T75" style:family="text">
      <style:text-properties style:font-name="Symbol" style:font-name-complex="Times New Roman1"/>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fo:language="ru" fo:country="RU" fo:font-weight="bold" officeooo:rsid="001e7d02" style:language-asian="zh" style:country-asian="CN" style:font-weight-asian="bold" style:language-complex="hi" style:country-complex="IN" style:font-weight-complex="bold"/>
    </style:style>
    <style:style style:name="T88" style:family="text">
      <style:text-properties fo:language="ru" fo:country="RU" fo:font-weight="bold" officeooo:rsid="016be641" style:language-asian="zh" style:country-asian="CN" style:font-weight-asian="bold" style:language-complex="hi" style:country-complex="IN" style:font-weight-complex="bold"/>
    </style:style>
    <style:style style:name="T89" style:family="text">
      <style:text-properties officeooo:rsid="00c4c6fe"/>
    </style:style>
    <style:style style:name="T90" style:family="text">
      <style:text-properties officeooo:rsid="00c60e52"/>
    </style:style>
    <style:style style:name="T91" style:family="text">
      <style:text-properties officeooo:rsid="00c893ee"/>
    </style:style>
    <style:style style:name="T92" style:family="text">
      <style:text-properties officeooo:rsid="00cab126"/>
    </style:style>
    <style:style style:name="T93" style:family="text">
      <style:text-properties officeooo:rsid="00d489aa"/>
    </style:style>
    <style:style style:name="T94" style:family="text">
      <style:text-properties officeooo:rsid="00dd1e71"/>
    </style:style>
    <style:style style:name="T95" style:family="text">
      <style:text-properties officeooo:rsid="00e430b5"/>
    </style:style>
    <style:style style:name="T96" style:family="text">
      <style:text-properties officeooo:rsid="00e9415b"/>
    </style:style>
    <style:style style:name="T97" style:family="text">
      <style:text-properties officeooo:rsid="00e99952"/>
    </style:style>
    <style:style style:name="T98" style:family="text">
      <style:text-properties officeooo:rsid="00f4aca7"/>
    </style:style>
    <style:style style:name="T99" style:family="text">
      <style:text-properties officeooo:rsid="00f51784"/>
    </style:style>
    <style:style style:name="T100" style:family="text">
      <style:text-properties officeooo:rsid="00f53977"/>
    </style:style>
    <style:style style:name="T101" style:family="text">
      <style:text-properties officeooo:rsid="00f69757"/>
    </style:style>
    <style:style style:name="T102" style:family="text">
      <style:text-properties officeooo:rsid="00f8fee9"/>
    </style:style>
    <style:style style:name="T103" style:family="text">
      <style:text-properties officeooo:rsid="00f93d19"/>
    </style:style>
    <style:style style:name="T104" style:family="text">
      <style:text-properties officeooo:rsid="00fdc413"/>
    </style:style>
    <style:style style:name="T105" style:family="text">
      <style:text-properties style:text-underline-style="none" officeooo:rsid="00feb35d"/>
    </style:style>
    <style:style style:name="T106" style:family="text">
      <style:text-properties style:text-underline-style="none" officeooo:rsid="004cf82b"/>
    </style:style>
    <style:style style:name="T107" style:family="text">
      <style:text-properties officeooo:rsid="0112a99a"/>
    </style:style>
    <style:style style:name="T108" style:family="text">
      <style:text-properties officeooo:rsid="011df30b"/>
    </style:style>
    <style:style style:name="T109" style:family="text">
      <style:text-properties officeooo:rsid="011f609c"/>
    </style:style>
    <style:style style:name="T110" style:family="text">
      <style:text-properties officeooo:rsid="01215a94"/>
    </style:style>
    <style:style style:name="T111" style:family="text">
      <style:text-properties officeooo:rsid="012625f1"/>
    </style:style>
    <style:style style:name="T112" style:family="text">
      <style:text-properties officeooo:rsid="012c5e4b"/>
    </style:style>
    <style:style style:name="T113" style:family="text">
      <style:text-properties officeooo:rsid="012d6618"/>
    </style:style>
    <style:style style:name="T114" style:family="text">
      <style:text-properties officeooo:rsid="012f3772"/>
    </style:style>
    <style:style style:name="T115" style:family="text">
      <style:text-properties officeooo:rsid="01332cba"/>
    </style:style>
    <style:style style:name="T116" style:family="text">
      <style:text-properties officeooo:rsid="013450f0"/>
    </style:style>
    <style:style style:name="T117" style:family="text">
      <style:text-properties officeooo:rsid="0137a33b"/>
    </style:style>
    <style:style style:name="T118" style:family="text">
      <style:text-properties officeooo:rsid="01399cae"/>
    </style:style>
    <style:style style:name="T119" style:family="text">
      <style:text-properties officeooo:rsid="013b06ed"/>
    </style:style>
    <style:style style:name="T120" style:family="text">
      <style:text-properties officeooo:rsid="013bf5a2"/>
    </style:style>
    <style:style style:name="T121" style:family="text">
      <style:text-properties officeooo:rsid="013c0b6d"/>
    </style:style>
    <style:style style:name="T122" style:family="text">
      <style:text-properties officeooo:rsid="013d33f1"/>
    </style:style>
    <style:style style:name="T123" style:family="text">
      <style:text-properties officeooo:rsid="013da90f"/>
    </style:style>
    <style:style style:name="T124" style:family="text">
      <style:text-properties officeooo:rsid="013f99b9"/>
    </style:style>
    <style:style style:name="T125" style:family="text">
      <style:text-properties officeooo:rsid="01415215"/>
    </style:style>
    <style:style style:name="T126" style:family="text">
      <style:text-properties officeooo:rsid="0142f3c4"/>
    </style:style>
    <style:style style:name="T127" style:family="text">
      <style:text-properties officeooo:rsid="0144cb75"/>
    </style:style>
    <style:style style:name="T128" style:family="text">
      <style:text-properties officeooo:rsid="014a0649"/>
    </style:style>
    <style:style style:name="T129" style:family="text">
      <style:text-properties officeooo:rsid="014bea91"/>
    </style:style>
    <style:style style:name="T130" style:family="text">
      <style:text-properties officeooo:rsid="01529b52"/>
    </style:style>
    <style:style style:name="T131" style:family="text">
      <style:text-properties officeooo:rsid="01558387"/>
    </style:style>
    <style:style style:name="T132" style:family="text">
      <style:text-properties officeooo:rsid="015ab703"/>
    </style:style>
    <style:style style:name="T133" style:family="text">
      <style:text-properties officeooo:rsid="0163cca6"/>
    </style:style>
    <style:style style:name="T134" style:family="text">
      <style:text-properties fo:color="#000000" style:font-name="Times New Roman" officeooo:rsid="01096dfc" style:font-name-complex="Times New Roman1"/>
    </style:style>
    <style:style style:name="T135" style:family="text">
      <style:text-properties fo:color="#000000" style:text-position="super 58%" style:font-name="Times New Roman" officeooo:rsid="01096dfc" style:font-name-complex="Times New Roman1"/>
    </style:style>
    <style:style style:name="T136" style:family="text">
      <style:text-properties officeooo:rsid="0165eacf"/>
    </style:style>
    <style:style style:name="T137" style:family="text">
      <style:text-properties officeooo:rsid="01675aa6"/>
    </style:style>
    <style:style style:name="T138" style:family="text">
      <style:text-properties officeooo:rsid="0169a678"/>
    </style:style>
    <style:style style:name="T139" style:family="text">
      <style:text-properties officeooo:rsid="016be641"/>
    </style:style>
    <style:style style:name="T140" style:family="text">
      <style:text-properties officeooo:rsid="0026f8e6"/>
    </style:style>
    <style:style style:name="T141" style:family="text">
      <style:text-properties officeooo:rsid="00238102"/>
    </style:style>
    <style:style style:name="T142" style:family="text">
      <style:text-properties officeooo:rsid="002564b6"/>
    </style:style>
    <style:style style:name="T143" style:family="text">
      <style:text-properties officeooo:rsid="002d0d1d"/>
    </style:style>
    <style:style style:name="T144" style:family="text">
      <style:text-properties officeooo:rsid="002b1cfc"/>
    </style:style>
    <style:style style:name="T145" style:family="text">
      <style:text-properties officeooo:rsid="002d46ac"/>
    </style:style>
    <style:style style:name="T146" style:family="text">
      <style:text-properties officeooo:rsid="002dfdf9"/>
    </style:style>
    <style:style style:name="T147" style:family="text">
      <style:text-properties officeooo:rsid="002fc08f"/>
    </style:style>
    <style:style style:name="T148" style:family="text">
      <style:text-properties officeooo:rsid="0032938d"/>
    </style:style>
    <style:style style:name="T149" style:family="text">
      <style:text-properties officeooo:rsid="00352ba6"/>
    </style:style>
    <style:style style:name="T150" style:family="text">
      <style:text-properties officeooo:rsid="0036cacf"/>
    </style:style>
    <style:style style:name="T151" style:family="text">
      <style:text-properties officeooo:rsid="00377a60"/>
    </style:style>
    <style:style style:name="T152" style:family="text">
      <style:text-properties officeooo:rsid="00384d84"/>
    </style:style>
    <style:style style:name="T153" style:family="text">
      <style:text-properties officeooo:rsid="0039052a"/>
    </style:style>
    <style:style style:name="T154" style:family="text">
      <style:text-properties officeooo:rsid="003b005e"/>
    </style:style>
    <style:style style:name="T155" style:family="text">
      <style:text-properties officeooo:rsid="003c1d96"/>
    </style:style>
    <style:style style:name="T156" style:family="text">
      <style:text-properties officeooo:rsid="003daf34"/>
    </style:style>
    <style:style style:name="T157" style:family="text">
      <style:text-properties officeooo:rsid="003e5bd2"/>
    </style:style>
    <style:style style:name="T158" style:family="text">
      <style:text-properties officeooo:rsid="016e39b8"/>
    </style:style>
    <style:style style:name="T159" style:family="text">
      <style:text-properties fo:font-size="10pt" style:font-size-asian="10pt" style:font-size-complex="10pt"/>
    </style:style>
    <style:style style:name="T160" style:family="text">
      <style:text-properties fo:font-size="10pt" officeooo:rsid="0177a07b" style:font-size-asian="10pt" style:font-size-complex="10pt"/>
    </style:style>
    <style:style style:name="T161" style:family="text">
      <style:text-properties fo:font-size="10pt" officeooo:rsid="017b2c0f" style:font-size-asian="10pt" style:font-size-complex="10pt"/>
    </style:style>
    <style:style style:name="T162" style:family="text">
      <style:text-properties fo:font-size="10pt" officeooo:rsid="01833508" style:font-size-asian="10pt" style:font-size-complex="10pt"/>
    </style:style>
    <style:style style:name="T163" style:family="text">
      <style:text-properties fo:font-size="12pt" officeooo:rsid="00293f6a" style:font-size-asian="12pt" style:font-size-complex="12pt"/>
    </style:style>
    <style:style style:name="T164" style:family="text">
      <style:text-properties fo:font-size="12pt" officeooo:rsid="0175b838" style:font-size-asian="12pt" style:font-size-complex="12pt"/>
    </style:style>
    <style:style style:name="T165" style:family="text">
      <style:text-properties fo:font-size="12pt" officeooo:rsid="016e39b8" style:font-size-asian="12pt" style:font-size-complex="12pt"/>
    </style:style>
    <style:style style:name="T166" style:family="text">
      <style:text-properties style:text-position="0% 100%" fo:font-size="12pt" officeooo:rsid="0175b838" style:font-size-asian="12pt" style:font-size-complex="12pt"/>
    </style:style>
    <style:style style:name="T167" style:family="text">
      <style:text-properties style:text-position="-33% 80%" fo:font-size="10pt" style:font-size-asian="10pt" style:font-size-complex="10pt"/>
    </style:style>
    <style:style style:name="T168" style:family="text">
      <style:text-properties style:font-name="Standard Symbols L" fo:font-size="8pt" style:font-size-asian="8pt" style:font-size-complex="8pt"/>
    </style:style>
    <style:style style:name="T169" style:family="text">
      <style:text-properties style:font-name="Standard Symbols L" fo:font-size="8pt" officeooo:rsid="0177a07b" style:font-size-asian="8pt" style:font-size-complex="8pt"/>
    </style:style>
    <style:style style:name="T170" style:family="text">
      <style:text-properties style:font-name="Liberation Serif1" officeooo:rsid="017dc129" style:font-name-asian="Noto Sans CJK SC Regular" style:font-name-complex="FreeSans"/>
    </style:style>
    <style:style style:name="T171" style:family="text">
      <style:text-properties officeooo:rsid="017f7053"/>
    </style:style>
    <style:style style:name="T172" style:family="text">
      <style:text-properties officeooo:rsid="01826665"/>
    </style:style>
    <style:style style:name="T173" style:family="text">
      <style:text-properties officeooo:rsid="01876454"/>
    </style:style>
    <style:style style:name="T174" style:family="text">
      <style:text-properties officeooo:rsid="003e92d3"/>
    </style:style>
    <style:style style:name="T175" style:family="text">
      <style:text-properties officeooo:rsid="00414331"/>
    </style:style>
    <style:style style:name="T176" style:family="text">
      <style:text-properties officeooo:rsid="0041d6b6"/>
    </style:style>
    <style:style style:name="T177" style:family="text">
      <style:text-properties officeooo:rsid="0044d9e5"/>
    </style:style>
    <style:style style:name="T178" style:family="text">
      <style:text-properties officeooo:rsid="004623c9"/>
    </style:style>
    <style:style style:name="T179" style:family="text">
      <style:text-properties officeooo:rsid="004817dc"/>
    </style:style>
    <style:style style:name="T180" style:family="text">
      <style:text-properties officeooo:rsid="0048650c"/>
    </style:style>
    <style:style style:name="T181" style:family="text">
      <style:text-properties officeooo:rsid="00486546"/>
    </style:style>
    <style:style style:name="T182" style:family="text">
      <style:text-properties officeooo:rsid="004b429b"/>
    </style:style>
    <style:style style:name="T183" style:family="text">
      <style:text-properties officeooo:rsid="004cf82b"/>
    </style:style>
    <style:style style:name="T184" style:family="text">
      <style:text-properties officeooo:rsid="004de4eb"/>
    </style:style>
    <style:style style:name="T185" style:family="text">
      <style:text-properties officeooo:rsid="004fc0c1"/>
    </style:style>
    <style:style style:name="T186" style:family="text">
      <style:text-properties officeooo:rsid="0050b2be"/>
    </style:style>
    <style:style style:name="T187" style:family="text">
      <style:text-properties officeooo:rsid="00529992"/>
    </style:style>
    <style:style style:name="T188" style:family="text">
      <style:text-properties officeooo:rsid="00531a27"/>
    </style:style>
    <style:style style:name="T189" style:family="text">
      <style:text-properties officeooo:rsid="00539887"/>
    </style:style>
    <style:style style:name="T190" style:family="text">
      <style:text-properties officeooo:rsid="0053f9c8"/>
    </style:style>
    <style:style style:name="T191" style:family="text">
      <style:text-properties officeooo:rsid="0054d602"/>
    </style:style>
    <style:style style:name="T192" style:family="text">
      <style:text-properties officeooo:rsid="0056ad60"/>
    </style:style>
    <style:style style:name="T193" style:family="text">
      <style:text-properties officeooo:rsid="005b8221"/>
    </style:style>
    <style:style style:name="T194" style:family="text">
      <style:text-properties officeooo:rsid="005c60a6"/>
    </style:style>
    <style:style style:name="T195" style:family="text">
      <style:text-properties officeooo:rsid="005ce344"/>
    </style:style>
    <style:style style:name="T196" style:family="text">
      <style:text-properties officeooo:rsid="005df2d9"/>
    </style:style>
    <style:style style:name="T197" style:family="text">
      <style:text-properties officeooo:rsid="005f8660"/>
    </style:style>
    <style:style style:name="T198" style:family="text">
      <style:text-properties officeooo:rsid="00621a6a"/>
    </style:style>
    <style:style style:name="T199" style:family="text">
      <style:text-properties officeooo:rsid="0063b21b"/>
    </style:style>
    <style:style style:name="T200" style:family="text">
      <style:text-properties officeooo:rsid="00659be7"/>
    </style:style>
    <style:style style:name="T201" style:family="text">
      <style:text-properties officeooo:rsid="00684bb7"/>
    </style:style>
    <style:style style:name="T202" style:family="text">
      <style:text-properties officeooo:rsid="006b5a2d"/>
    </style:style>
    <style:style style:name="T203" style:family="text">
      <style:text-properties officeooo:rsid="006be5ba"/>
    </style:style>
    <style:style style:name="T204" style:family="text">
      <style:text-properties officeooo:rsid="0074b4b8"/>
    </style:style>
    <style:style style:name="T205" style:family="text">
      <style:text-properties officeooo:rsid="006fda49"/>
    </style:style>
    <style:style style:name="T206" style:family="text">
      <style:text-properties fo:font-size="11pt" style:font-size-asian="11pt" style:font-size-complex="11pt"/>
    </style:style>
    <style:style style:name="T207" style:family="text">
      <style:text-properties fo:font-size="11pt" officeooo:rsid="002d0d1d" style:font-size-asian="11pt" style:font-size-complex="11pt"/>
    </style:style>
    <style:style style:name="T208" style:family="text">
      <style:text-properties officeooo:rsid="0071fc6f"/>
    </style:style>
    <style:style style:name="T209" style:family="text">
      <style:text-properties officeooo:rsid="001e7d02"/>
    </style:style>
    <style:style style:name="T210" style:family="text">
      <style:text-properties officeooo:rsid="018a46ad"/>
    </style:style>
    <style:style style:name="T211" style:family="text">
      <style:text-properties officeooo:rsid="018d2535"/>
    </style:style>
    <style:style style:name="T212" style:family="text">
      <style:text-properties officeooo:rsid="018d64ab"/>
    </style:style>
    <style:style style:name="T213" style:family="text">
      <style:text-properties officeooo:rsid="01943a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8287508260701441" text:style-name="WWNum1">
        <text:list-item>
          <text:list>
            <text:list-item>
              <text:h text:style-name="P99"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65712868784656" text:continue-numbering="true" text:style-name="WWNum1">
        <text:list-item>
          <text:list>
            <text:list-item>
              <text:list>
                <text:list-item>
                  <text:h text:style-name="P100" text:outline-level="3">Abstract</text:h>
                </text:list-item>
                <text:list-item>
                  <text:p text:style-name="P77">Впервые были получены масс спектры трифлатных и тозилатных солей <text:s text:c="2"/>фенилдиазония <text:span text:style-name="T94">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3">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00" text:outline-level="3">1. Introduction</text:h>
                  <text:list>
                    <text:list-item>
                      <text:p text:style-name="P178"><text:span text:style-name="T25">Ароматические диазониевые соли (DS) являются важнейшими и широко применяемыми реагентами в органическом синтезе и промышленности </text:span><text:span text:style-name="T27">[1]</text:span><text:span text:style-name="T25">. <text:s/></text:span><text:span text:style-name="T36">DS и</text:span><text:span text:style-name="T25">спользуются для получения сложных продуктов органического синтеза, </text:span><text:span text:style-name="T26">инициации полимеризации, </text:span><text:span text:style-name="T25">модификации поверхностей и наноматериалов </text:span><text:span text:style-name="T27">[2]</text:span><text:span text:style-name="T25">. </text:span><text:span text:style-name="T45">Однако м</text:span><text:span text:style-name="T36">ногим DS присущи такие недостатки, как взрывоопасность и малая устойчивость при фото облучении, нагреве и механическом воздействии </text:span><text:span text:style-name="T45">в сухом твердом состоянии</text:span><text:span text:style-name="T36">[</text:span><text:span text:style-name="T37">7,8</text:span><text:span text:style-name="T36">].</text:span><text:span text:style-name="T25"> </text:span><text:span text:style-name="T37">Эти недостатки сдерживают масштабы и ограничивают </text:span><text:span text:style-name="T27">сферы применения </text:span><text:span text:style-name="T37">DS.</text:span><text:span text:style-name="T27"> </text:span><text:span text:style-name="T37">Многие из этих </text:span><text:span text:style-name="T27">веществ </text:span><text:span text:style-name="T37">опасны </text:span><text:span text:style-name="T27">при хранении и транспортировке. </text:span><text:span text:style-name="T45">С</text:span><text:span text:style-name="T27">табильность </text:span><text:span text:style-name="T37">DS</text:span><text:span text:style-name="T27"> связана с </text:span><text:span text:style-name="T45">как </text:span><text:span text:style-name="T27">электронным строением и свойствами самого диазониевого катиона, </text:span><text:span text:style-name="T45">так</text:span><text:span text:style-name="T27"> </text:span><text:span text:style-name="T45">и </text:span><text:span text:style-name="T27">природой противо</text:span><text:span text:style-name="T28">-</text:span><text:span text:style-name="T27">иона и характером их взаимодействия. </text:span><text:span text:style-name="T37">В настоящее время вопрос </text:span><text:span text:style-name="T47">стабильности</text:span><text:span text:style-name="T37"> мало исследован и требует дальнейшего более глубокого изучения теоретическими и экспериментальными методами.</text:span></text:p>
                    </text:list-item>
                    <text:list-item>
                      <text:p text:style-name="P179"><text:span text:style-name="T27">Х</text:span><text:span text:style-name="T25">орошо известно явление стабилизации растворов солей диазония при </text:span><text:span text:style-name="T45">добавлении нафтилсульфокислоты. Предполагалось, что стабилизация происходит при </text:span><text:span text:style-name="T25">образовании <text:s/>арендиазоний нафтилсульфонатов </text:span><text:span text:style-name="T45">в растворе в результате ионного обмена [1a], </text:span><text:span text:style-name="T46">однако этот механизм не доказан</text:span><text:span text:style-name="T45">.</text:span><text:span text:style-name="T25"> </text:span><text:span text:style-name="T46">Ранее нам впервые удалось получить</text:span><text:span text:style-name="T25"> тозилатны</text:span><text:span text:style-name="T46">е</text:span><text:span text:style-name="T25"> и трифлатны</text:span><text:span text:style-name="T46">е</text:span><text:span text:style-name="T25"> сол</text:span><text:span text:style-name="T46">и более стабильные </text:span><text:span text:style-name="T25">твердом состоянии </text:span><text:span text:style-name="T46">[3], чем тетрафторборатные</text:span><text:span text:style-name="T25">. </text:span><text:span text:style-name="T46">Доказана их высокая диазониевая активность в ряде реакций [3,4a-e,4g,5a-d]. Т</text:span><text:span text:style-name="T33">озилатные и трифлатные соли более удобны в вследствие хорошей растворимости в органических растворителях, </text:span><text:span text:style-name="T34">что значительно </text:span><text:soft-page-break/><text:span text:style-name="T34">расширяет сферу их применения</text:span><text:span text:style-name="T33">. </text:span><text:span text:style-name="T46">Арендиазоний тозилаты тозилаты являются удобными реагентами для модификации поверхностей карбонизированых наночастиц [5e] и графена [5f].</text:span><text:span text:style-name="T33"> </text:span><text:span text:style-name="T46">Однако в </text:span><text:span text:style-name="T25">настоящее время влияние противо</text:span><text:span text:style-name="T33">-</text:span><text:span text:style-name="T25">иона и механизм повышения стабильности оста</text:span><text:span text:style-name="T46">ю</text:span><text:span text:style-name="T25">тся недостаточно изученным</text:span><text:span text:style-name="T46">и</text:span><text:span text:style-name="T25">. </text:span></text:p>
                    </text:list-item>
                    <text:list-item>
                      <text:p text:style-name="P185"><text:span text:style-name="T27">М</text:span><text:span text:style-name="T25">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9">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0">н</text:span><text:span text:style-name="T29">ые частицы из раствора непосредственно в газовую фазу (атмосферу азота), а затем в вакуум. </text:span><text:span text:style-name="T38">Метод ионизации электроспреем широко используется для изучения механизмов органических реакций в газовой фазе []. </text:span></text:p>
                    </text:list-item>
                    <text:list-item>
                      <text:p text:style-name="P186"><text:span text:style-name="T38">В </text:span><text:span text:style-name="T25">настоящее время опубликованы лишь две работы по изучению DS методом LC-MS [D1,D2]. </text:span><text:span text:style-name="T40">По данным авторов [D1] </text:span><text:span text:style-name="T41">первой стадией и основным путем фрагментации</text:span><text:span text:style-name="T25"> </text:span><text:span text:style-name="T41">диазониевых катионов и диазотатов является отщепление молекулярного азота. </text:span><text:span text:style-name="T44">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2">Следует отметить что процесс отщепления азота </text:span><text:span text:style-name="T43">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43"> []. </text:span><text:span text:style-name="T50">В исследовании [] выявлено</text:span><text:span text:style-name="T134">,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5">14</text:span><text:span text:style-name="T134">N и </text:span><text:span text:style-name="T135">15</text:span><text:span text:style-name="T134">N изотопно-меченых диазониевых солей составляет 32 кал/моль.</text:span></text:p>
                    </text:list-item>
                    <text:list-item>
                      <text:p text:style-name="P180"><text:span text:style-name="T29">В </text:span><text:span text:style-name="T25">работе [3] </text:span><text:span text:style-name="T30">подробно изучены состояни</text:span><text:span text:style-name="T39">я</text:span><text:span text:style-name="T30">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0">роведен анализ взаимодействий и превращений, происходящих между молекулами нуклеофилов и фенильными катионами в газовой фазе. </text:span><text:span text:style-name="T31">В статье рассматривается </text:span><text:span text:style-name="T32">явление</text:span><text:span text:style-name="T31"> </text:span><text:span text:style-name="T32">образования кластерных частиц содержащих катион и несколько молекул, характерное для солей диазония. </text:span><text:span text:style-name="T35">Также в этом исследовании описан аномальный спектр при фрагментации орто</text:span><text:span text:style-name="T49">-</text:span><text:span text:style-name="T35">нитро</text:span><text:span text:style-name="T49">фенилдиазоний тетрафторбората</text:span><text:span text:style-name="T35">.</text:span></text:p>
                    </text:list-item>
                    <text:list-item>
                      <text:p text:style-name="P181">В нашей работе мы ставили целью изучить свойства перспективных тозилатных и трифлатных солей в экспериментах по масс <text:span text:style-name="T96">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97">Выявить влияние природы и положения заместителей на прочность катионов.</text:span> <text:span text:style-name="T97">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97">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83">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82"><text:span text:style-name="T95">Другой</text:span> <text:span text:style-name="T133">задачей</text:span> было изучение <text:span text:style-name="T95">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84">Эти дополнительные <text:span text:style-name="T107">экспериментальные и теоретические </text:span>исследования позволяют расширить понимание закономерностей и причин <text:span text:style-name="T98">повышенной </text:span>стабильности трифлатных и тозилатных солей диазония.</text:p>
                    </text:list-item>
                    <text:list-item>
                      <text:p text:style-name="P183">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25">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51">a</text:span><text:span text:style-name="T25">]. Ранее нам впервые удалось получить в индивидуальном состоянии арендиазоний тозилаты ArN</text:span><text:span text:style-name="T61">2</text:span><text:span text:style-name="T12">+ </text:span><text:span text:style-name="T25">TsO</text:span><text:span text:style-name="T12">-</text:span><text:span text:style-name="T25">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51">a</text:span><text:span text:style-name="T25">-</text:span><text:span text:style-name="T51">e</text:span><text:span text:style-name="T25">] и введение в арены изотопа </text:span><text:span text:style-name="T12">18</text:span><text:span text:style-name="T25">F [4</text:span><text:span text:style-name="T51">f</text:span><text:span text:style-name="T25">], для получения ароматических азидов [4</text:span><text:span text:style-name="T51">g</text:span><text:span text:style-name="T25">], проведения azo-coupling с этил </text:span><text:span text:style-name="T75"></text:span><text:span text:style-name="T25">-метилацетоацетатом [5</text:span><text:span text:style-name="T51">a</text:span><text:span text:style-name="T25">], замещении диазониевой группы на триэтоксисилильную [5</text:span><text:span text:style-name="T51">b</text:span><text:span text:style-name="T25">], Cu- и Pd-catalyzed арилирования 5</text:span><text:span text:style-name="T51">c</text:span><text:span text:style-name="T25">,</text:span><text:span text:style-name="T51">d</text:span><text:span text:style-name="T25">].</text:span><text:span text:style-name="T12"> </text:span><text:span text:style-name="T2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51">e</text:span><text:span text:style-name="T25">] и графену [5</text:span><text:span text:style-name="T51">f</text:span><text:span text:style-name="T25">].</text:span> </text:p>
      <text:p text:style-name="P3"/>
      <text:p text:style-name="P3"/>
      <text:list xml:id="list165713123074635" text:continue-numbering="true" text:style-name="WWNum1">
        <text:list-item>
          <text:list>
            <text:list-item>
              <text:list>
                <text:list-item>
                  <text:h text:style-name="P101" text:outline-level="3"><text:soft-page-break/>2. Experimental section</text:h>
                </text:list-item>
                <text:list-item>
                  <text:p text:style-name="P86">2.1. <text:span text:style-name="T89">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78">2-</text:span><text:span text:style-name="T3">Nitrobenzenediazonium</text:span><text:span text:style-name="T78"> </text:span><text:span text:style-name="T3">trifluoromethanesulfonate</text:span><text:span text:style-name="T78"> (1</text:span><text:span text:style-name="T3">a</text:span><text:span text:style-name="T78">). </text:span><text:span text:style-name="T5">Yeild</text:span><text:span text:style-name="T79"> 94%, </text:span><text:span text:style-name="T5">mp</text:span><text:span text:style-name="T79"> 110 </text:span><text:span text:style-name="T11">o</text:span><text:span text:style-name="T5">C</text:span><text:span text:style-name="T79">. </text:span><text:span text:style-name="T14">1</text:span><text:span text:style-name="T6">H</text:span><text:span text:style-name="T80"> ЯМР (300 МГц, </text:span><text:span text:style-name="T6">DMSO</text:span><text:span text:style-name="T80">-</text:span><text:span text:style-name="T6">d</text:span><text:span text:style-name="T62">6</text:span><text:span text:style-name="T80">), </text:span><text:span text:style-name="T76"></text:span><text:span text:style-name="T80">, </text:span><text:span text:style-name="T6">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0">-1</text:span><text:span text:style-name="T1"> . </text:span></text:p>
      <text:p text:style-name="P18"><text:span text:style-name="T1">Calc.: C</text:span><text:span text:style-name="T63">7</text:span><text:span text:style-name="T1">H</text:span><text:span text:style-name="T63">4</text:span><text:span text:style-name="T1">F</text:span><text:span text:style-name="T63">3</text:span><text:span text:style-name="T1">N</text:span><text:span text:style-name="T63">3</text:span><text:span text:style-name="T1">O</text:span><text:span text:style-name="T63">5</text:span><text:span text:style-name="T1">S, C, 28.10; H, 1.35; N, 14.04; S, 10.72, F, 19.05. Found: C, 28.09; H, 1.32; N, 13.89; S, 10.85; F, 19.40.</text:span></text:p>
      <text:p text:style-name="P6"><text:span text:style-name="T3">3-Nitrobenzenediazonium trifluoromethanesulfonate (1b).</text:span><text:span text:style-name="T1"> </text:span><text:span text:style-name="T10">1</text:span><text:span text:style-name="T1">H NMR (300MHz, </text:span><text:span text:style-name="T6">DMSO-d</text:span><text:span text:style-name="T64">6</text:span><text:span text:style-name="T6">)</text:span><text:span text:style-name="T1">,</text:span></text:p>
      <text:p text:style-name="P6"><text:span text:style-name="T3">4-Nitrobenzenediazonium trifluoromethanesulfonate (1c).</text:span><text:span text:style-name="T1"> </text:span><text:span text:style-name="T10">1</text:span><text:span text:style-name="T1">H NMR (300MHz, </text:span><text:span text:style-name="T6">DMSO-d</text:span><text:span text:style-name="T64">6</text:span><text:span text:style-name="T6">)</text:span><text:span text:style-name="T1">,</text:span></text:p>
      <text:p text:style-name="P6"><text:span text:style-name="T3">4-Methoxybenzenediazonium trifluoromethanesulfonate (1d).</text:span><text:span text:style-name="T1"> </text:span><text:span text:style-name="T10">1</text:span><text:span text:style-name="T1">H NMR (300MHz, </text:span><text:span text:style-name="T6">DMSO-d</text:span><text:span text:style-name="T64">6</text:span><text:span text:style-name="T6">)</text:span><text:span text:style-name="T1">,</text:span></text:p>
      <text:p text:style-name="P7">4-Nitrobenzenediazonium tosylate (2)</text:p>
      <text:p text:style-name="P6">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6"><text:span text:style-name="T14">1</text:span><text:span text:style-name="T6">H</text:span><text:span text:style-name="T80"> ЯМР (300 МГц, </text:span><text:span text:style-name="T6">DMSO</text:span><text:span text:style-name="T80">-</text:span><text:span text:style-name="T6">d</text:span><text:span text:style-name="T62">6</text:span><text:span text:style-name="T80">), </text:span><text:span text:style-name="T76"></text:span><text:span text:style-name="T80">, </text:span><text:span text:style-name="T6">ppm</text:span><text:span text:style-name="T80">: 2.28 (</text:span><text:span text:style-name="T6">s</text:span><text:span text:style-name="T80">, 3</text:span><text:span text:style-name="T6">H</text:span><text:span text:style-name="T80">), 7.09 (</text:span><text:span text:style-name="T6">d</text:span><text:span text:style-name="T80">, 2</text:span><text:span text:style-name="T6">H</text:span><text:span text:style-name="T80">, </text:span><text:span text:style-name="T8">J</text:span><text:span text:style-name="T80">=7.8 Гц), 7.45 (</text:span><text:span text:style-name="T6">d</text:span><text:span text:style-name="T80">, 2</text:span><text:span text:style-name="T6">H</text:span><text:span text:style-name="T80">, </text:span><text:span text:style-name="T6">J</text:span><text:span text:style-name="T80">=7.8 Гц), 8.68 (</text:span><text:span text:style-name="T6">d</text:span><text:span text:style-name="T80">, 2</text:span><text:span text:style-name="T6">H</text:span><text:span text:style-name="T80">, </text:span><text:span text:style-name="T8">J</text:span><text:span text:style-name="T80">=9.3 Гц), 8.92 (</text:span><text:span text:style-name="T6">d</text:span><text:span text:style-name="T80">, 2</text:span><text:span text:style-name="T6">H</text:span><text:span text:style-name="T80">, </text:span><text:span text:style-name="T8">J</text:span><text:span text:style-name="T80">=9.0 Гц). </text:span><text:span text:style-name="T14">13</text:span><text:span text:style-name="T6">C</text:span><text:span text:style-name="T80"> ЯМР (75 МГц, ДМСО), </text:span><text:span text:style-name="T76"></text:span><text:span text:style-name="T80">, </text:span><text:span text:style-name="T6">ppm</text:span><text:span text:style-name="T80">: 20.84, 121.96, 125.57, 126.05, 128.18, 134.59, 137.85, 145.55, 153.22.</text:span></text:p>
      <text:p text:style-name="P6"><text:span text:style-name="T77">4-</text:span><text:span text:style-name="T2">Nitrobenzenediazonium</text:span><text:span text:style-name="T77"> </text:span><text:span text:style-name="T2">tetrafluoroborate</text:span><text:span text:style-name="T77"> (3)</text:span> получен по методу [9].</text:p>
      <text:list xml:id="list165712324526064" text:continue-numbering="true" text:style-name="WWNum1">
        <text:list-item>
          <text:list>
            <text:list-item>
              <text:list>
                <text:list-item>
                  <text:p text:style-name="P87">2.<text:span text:style-name="T90">2</text:span>. <text:span text:style-name="T90">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104">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104">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3">обработки и интегрирования </text:span><text:span text:style-name="T105">масс спектро и</text:span><text:span text:style-name="T103">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5713824017884" text:continue-numbering="true" text:style-name="WWNum1">
        <text:list-item>
          <text:list>
            <text:list-item>
              <text:list>
                <text:list-item>
                  <text:p text:style-name="P88">2.<text:span text:style-name="T90">3</text:span>. <text:span text:style-name="T90">Квантовохимические расчеты</text:span></text:p>
                </text:list-item>
                <text:list-item>
                  <text:p text:style-name="P94">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100">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95"><text:span text:style-name="T99">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96">Для расчета оптимизированных структур и <text:span text:style-name="T101">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97">Для обработки данных и построения графических зависимостей было использовано открытое программное обеспечение <text:span text:style-name="T102">-</text:span> gnuplot 5.0 [???].</text:p>
                </text:list-item>
                <text:list-item>
                  <text:h text:style-name="P102" text:outline-level="3">3. Results and discussion</text:h>
                </text:list-item>
                <text:list-item>
                  <text:p text:style-name="P89"><text:span text:style-name="T91">3</text:span>.<text:span text:style-name="T91">1</text:span>. <text:span text:style-name="T90">Масс спектры растворов солей диазония</text:span></text:p>
                </text:list-item>
              </text:list>
            </text:list-item>
          </text:list>
        </text:list-item>
      </text:list>
      <text:p text:style-name="P61">?</text:p>
      <text:list xml:id="list165713974832381" text:continue-numbering="true" text:style-name="WWNum1">
        <text:list-item>
          <text:list>
            <text:list-item>
              <text:list>
                <text:list-item>
                  <text:p text:style-name="P89"><text:span text:style-name="T91">3</text:span>.<text:span text:style-name="T91">2</text:span>. <text:span text:style-name="T91">Фрагментация диазониевых катионов</text:span></text:p>
                </text:list-item>
              </text:list>
            </text:list-item>
          </text:list>
        </text:list-item>
      </text:list>
      <text:p text:style-name="P14"><text:span text:style-name="T158">Спектры MS2 получены при ф</text:span>рагментаци<text:span text:style-name="T158">и</text:span> <text:span text:style-name="T158">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58">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7">6</text:span><text:span text:style-name="T158">H</text:span><text:span text:style-name="T67">4</text:span><text:span text:style-name="T17">+</text:span><text:span text:style-name="T158">), 75.02 (C</text:span><text:span text:style-name="T67">6</text:span><text:span text:style-name="T158">H</text:span><text:span text:style-name="T68">3</text:span><text:span text:style-name="T17">+</text:span><text:span text:style-name="T158">), 65.04 (C</text:span><text:span text:style-name="T68">5</text:span><text:span text:style-name="T158">H</text:span><text:span text:style-name="T68">5</text:span><text:span text:style-name="T17">+</text:span><text:span text:style-name="T158">), 64.03 (C</text:span><text:span text:style-name="T68">5</text:span><text:span text:style-name="T158">H</text:span><text:span text:style-name="T67">4</text:span><text:span text:style-name="T17">+</text:span><text:span text:style-name="T158">), 51.02 (C</text:span><text:span text:style-name="T68">4</text:span><text:span text:style-name="T158">H</text:span><text:span text:style-name="T68">3</text:span><text:span text:style-name="T17">+</text:span><text:span text:style-name="T158">), 39.02 (C</text:span><text:span text:style-name="T68">3</text:span><text:span text:style-name="T158">H</text:span><text:span text:style-name="T68">3</text:span><text:span text:style-name="T17">+</text:span><text:span text:style-name="T158">)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3">92.03 </text:span><text:span text:style-name="T164">соответствует брутто формуле </text:span><text:span text:style-name="T165">C</text:span><text:span text:style-name="T69">6</text:span><text:span text:style-name="T165">H</text:span><text:span text:style-name="T69">4</text:span><text:span text:style-name="T166">O</text:span><text:span text:style-name="T18">+</text:span><text:span text:style-name="T165">, </text:span><text:span text:style-name="T164">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39">1</text:span>. </text:p>
      <text:p text:style-name="P11">Спектр MS2 <text:span text:style-name="T140">диазониевых ионов [X-Ar-N2]+ </text:span>при различных энергиях столкновений</text:p>
      <text:p text:style-name="P1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75">Соединение</text:p>
            </table:table-cell>
            <table:table-cell table:style-name="Таблица1.A1" table:number-rows-spanned="2" office:value-type="string">
              <text:p text:style-name="P176">Прекурсор</text:p>
            </table:table-cell>
            <table:table-cell table:style-name="Таблица1.C1" table:number-columns-spanned="7" office:value-type="string">
              <text:p text:style-name="P176"><text:span text:style-name="T210">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65">0 <text:span text:style-name="T210">eV</text:span></text:p>
            </table:table-cell>
            <table:table-cell table:style-name="Таблица1.C2" office:value-type="string">
              <text:p text:style-name="P166">0.01 <text:span text:style-name="T210">eV</text:span></text:p>
            </table:table-cell>
            <table:table-cell table:style-name="Таблица1.C2" office:value-type="string">
              <text:p text:style-name="P166">0.1 <text:span text:style-name="T210">eV</text:span></text:p>
            </table:table-cell>
            <table:table-cell table:style-name="Таблица1.C2" office:value-type="string">
              <text:p text:style-name="P166">1 <text:span text:style-name="T210">eV</text:span></text:p>
            </table:table-cell>
            <table:table-cell table:style-name="Таблица1.C2" office:value-type="string">
              <text:p text:style-name="P166">10 <text:span text:style-name="T210">eV</text:span></text:p>
            </table:table-cell>
            <table:table-cell table:style-name="Таблица1.C2" office:value-type="string">
              <text:p text:style-name="P166">20 <text:span text:style-name="T210">eV</text:span></text:p>
            </table:table-cell>
            <table:table-cell table:style-name="Таблица1.I2" office:value-type="string">
              <text:p text:style-name="P166">40 <text:span text:style-name="T210">eV</text:span></text:p>
            </table:table-cell>
          </table:table-row>
        </table:table-header-rows>
        <table:table-row table:style-name="Таблица1.1">
          <table:table-cell table:style-name="Таблица1.C2" office:value-type="string">
            <text:p text:style-name="P117">2-NO<text:span text:style-name="T60">2</text:span>-Ph-N<text:span text:style-name="T60">2</text:span><text:span text:style-name="T9">+</text:span> OTf<text:span text:style-name="T9">-</text:span></text:p>
          </table:table-cell>
          <table:table-cell table:style-name="Таблица1.C2" office:value-type="string">
            <text:p text:style-name="P146">150.03</text:p>
          </table:table-cell>
          <table:table-cell table:style-name="Таблица1.C2" office:value-type="string">
            <text:p text:style-name="P147">150.03 (100)</text:p>
            <text:p text:style-name="P147">94.03 (15)</text:p>
            <text:p text:style-name="P147">92.03 (14)</text:p>
            <text:p text:style-name="P147">51.02 (12)</text:p>
          </table:table-cell>
          <table:table-cell table:style-name="Таблица1.C2" office:value-type="string">
            <text:p text:style-name="P147">150.03 (100)</text:p>
            <text:p text:style-name="P147">94.03 (16)</text:p>
            <text:p text:style-name="P147">92.03 (14)</text:p>
            <text:p text:style-name="P147">51.02 (11)</text:p>
          </table:table-cell>
          <table:table-cell table:style-name="Таблица1.C2" office:value-type="string">
            <text:p text:style-name="P148">150.03 (100)</text:p>
            <text:p text:style-name="P148">94.03 (17)</text:p>
            <text:p text:style-name="P148">92.03 (15)</text:p>
            <text:p text:style-name="P148">51.03 (12)</text:p>
          </table:table-cell>
          <table:table-cell table:style-name="Таблица1.C2" office:value-type="string">
            <text:p text:style-name="P148">150.03 (1<text:span text:style-name="T141">00</text:span>)</text:p>
            <text:p text:style-name="P148">94.03 (<text:span text:style-name="T141">24</text:span>)</text:p>
            <text:p text:style-name="P148">92.03 (<text:span text:style-name="T141">22</text:span>)</text:p>
            <text:p text:style-name="P148">78.03 (1<text:span text:style-name="T141">2</text:span>)</text:p>
            <text:p text:style-name="P148">51.02 (<text:span text:style-name="T141">19</text:span>)</text:p>
            <text:p text:style-name="P148"/>
          </table:table-cell>
          <table:table-cell table:style-name="Таблица1.C2" office:value-type="string">
            <text:p text:style-name="P148">150.03 (1)</text:p>
            <text:p text:style-name="P148">94.03 (60)</text:p>
            <text:p text:style-name="P148">92.03 (96)</text:p>
            <text:p text:style-name="P148">78.03 (14)</text:p>
            <text:p text:style-name="P148">64.03 (24)</text:p>
            <text:p text:style-name="P148">53.00 (55)</text:p>
            <text:p text:style-name="P148">51.02 (100)</text:p>
            <text:p text:style-name="P148">39.02 (34)</text:p>
          </table:table-cell>
          <table:table-cell table:style-name="Таблица1.C2" office:value-type="string">
            <text:p text:style-name="P148">150.03 (<text:span text:style-name="T142">0</text:span>)</text:p>
            <text:p text:style-name="P148">94.03 (<text:span text:style-name="T142">3</text:span>)</text:p>
            <text:p text:style-name="P148">92.03 (<text:span text:style-name="T142">20</text:span>)</text:p>
            <text:p text:style-name="P148"><text:span text:style-name="T142">64</text:span>.03 (<text:span text:style-name="T142">75</text:span>)</text:p>
            <text:p text:style-name="P148">6<text:span text:style-name="T142">3</text:span>.0<text:span text:style-name="T142">2</text:span> (<text:span text:style-name="T142">58</text:span>)</text:p>
            <text:p text:style-name="P148">53.00 (<text:span text:style-name="T142">100</text:span>)</text:p>
            <text:p text:style-name="P148">51.02 (<text:span text:style-name="T142">80</text:span>)</text:p>
            <text:p text:style-name="P148">39.02 (<text:span text:style-name="T142">40</text:span>)</text:p>
          </table:table-cell>
          <table:table-cell table:style-name="Таблица1.I2" office:value-type="string">
            <text:p text:style-name="P148">150.03 (<text:span text:style-name="T142">0</text:span>)</text:p>
            <text:p text:style-name="P148"><text:span text:style-name="T142">64</text:span>.03 (<text:span text:style-name="T142">12</text:span>)</text:p>
            <text:p text:style-name="P149">63.11 (15)</text:p>
            <text:p text:style-name="P148">6<text:span text:style-name="T142">3</text:span>.0<text:span text:style-name="T142">2</text:span> (<text:span text:style-name="T142">100</text:span>)</text:p>
            <text:p text:style-name="P148">53.00 (<text:span text:style-name="T142">43</text:span>)</text:p>
            <text:p text:style-name="P148">51.02 (<text:span text:style-name="T142">19</text:span>)</text:p>
            <text:p text:style-name="P149">50.02 (17)</text:p>
            <text:p text:style-name="P148">39.02 (<text:span text:style-name="T142">12</text:span>)</text:p>
          </table:table-cell>
        </table:table-row>
        <table:table-row table:style-name="Таблица1.1">
          <table:table-cell table:style-name="Таблица1.C2" office:value-type="string">
            <text:p text:style-name="P118"><text:span text:style-name="T140">3</text:span>-NO2-Ph-N<text:span text:style-name="T66">2</text:span><text:span text:style-name="T16">+</text:span> OTf<text:span text:style-name="T9">-</text:span></text:p>
          </table:table-cell>
          <table:table-cell table:style-name="Таблица1.C2" office:value-type="string">
            <text:p text:style-name="P150">150.03</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I2" office:value-type="string">
            <text:p text:style-name="P150">-</text:p>
          </table:table-cell>
        </table:table-row>
        <table:table-row table:style-name="Таблица1.1">
          <table:table-cell table:style-name="Таблица1.C2" office:value-type="string">
            <text:p text:style-name="P118"><text:span text:style-name="T143">4</text:span>-NO2-Ph-N<text:span text:style-name="T66">2</text:span><text:span text:style-name="T16">+</text:span> OTf<text:span text:style-name="T9">-</text:span></text:p>
          </table:table-cell>
          <table:table-cell table:style-name="Таблица1.C2" office:value-type="string">
            <text:p text:style-name="P151">150.03</text:p>
          </table:table-cell>
          <table:table-cell table:style-name="Таблица1.C2" office:value-type="string">
            <text:p text:style-name="P151">150.03 (26)</text:p>
            <text:p text:style-name="P151">122.02 (100)</text:p>
          </table:table-cell>
          <table:table-cell table:style-name="Таблица1.C2" office:value-type="string">
            <text:p text:style-name="P151">150.03 (26)</text:p>
            <text:p text:style-name="P151">122.02 (100)</text:p>
          </table:table-cell>
          <table:table-cell table:style-name="Таблица1.C2" office:value-type="string">
            <text:p text:style-name="P151">150.03 (24)</text:p>
            <text:p text:style-name="P151">122.02 (100)</text:p>
          </table:table-cell>
          <table:table-cell table:style-name="Таблица1.C2" office:value-type="string">
            <text:p text:style-name="P151">150.03 (15)</text:p>
            <text:p text:style-name="P151">122.02 (100)</text:p>
          </table:table-cell>
          <table:table-cell table:style-name="Таблица1.C2" office:value-type="string">
            <text:p text:style-name="P151">150.03 (0)</text:p>
            <text:p text:style-name="P151">122.02 (62)</text:p>
            <text:p text:style-name="P151">92.03 (74)</text:p>
            <text:p text:style-name="P151">75.02 (100)</text:p>
            <text:p text:style-name="P151">64.03 (13)</text:p>
          </table:table-cell>
          <table:table-cell table:style-name="Таблица1.C2" office:value-type="string">
            <text:p text:style-name="P151">150.03 (0)</text:p>
            <text:p text:style-name="P151">122.02 (0)</text:p>
            <text:p text:style-name="P151">92.03 (12)</text:p>
            <text:p text:style-name="P152">76.03 (11)</text:p>
            <text:p text:style-name="P151">75.02 (100)</text:p>
            <text:p text:style-name="P151">64.03 (12)</text:p>
          </table:table-cell>
          <table:table-cell table:style-name="Таблица1.I2" office:value-type="string">
            <text:p text:style-name="P151">150.03 (0)</text:p>
            <text:p text:style-name="P151">122.02 (0)</text:p>
            <text:p text:style-name="P151">7<text:span text:style-name="T144">6</text:span>.0<text:span text:style-name="T144">3</text:span> (<text:span text:style-name="T144">13</text:span>)</text:p>
            <text:p text:style-name="P151">75.02 (100)</text:p>
            <text:p text:style-name="P153">74.02 (41)</text:p>
            <text:p text:style-name="P151">64.03 (1<text:span text:style-name="T144">6</text:span>)</text:p>
            <text:p text:style-name="P153">50.02 (20)</text:p>
          </table:table-cell>
        </table:table-row>
        <table:table-row table:style-name="Таблица1.1">
          <table:table-cell table:style-name="Таблица1.C2" office:value-type="string">
            <text:p text:style-name="P118"><text:span text:style-name="T143">4</text:span>-<text:span text:style-name="T145">CH3O</text:span>-Ph-N<text:span text:style-name="T66">2</text:span><text:span text:style-name="T16">+</text:span> OTf<text:span text:style-name="T9">-</text:span></text:p>
          </table:table-cell>
          <table:table-cell table:style-name="Таблица1.C2" office:value-type="string">
            <text:p text:style-name="P154">135.0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I2" office:value-type="string">
            <text:p text:style-name="P155">-</text:p>
          </table:table-cell>
        </table:table-row>
        <table:table-row table:style-name="Таблица1.1">
          <table:table-cell table:style-name="Таблица1.C2" office:value-type="string">
            <text:p text:style-name="P118"><text:span text:style-name="T143">4</text:span>-NO2-Ph-N<text:span text:style-name="T66">2</text:span><text:span text:style-name="T16">+</text:span> OT<text:span text:style-name="T146">s</text:span><text:span text:style-name="T9">-</text:span></text:p>
          </table:table-cell>
          <table:table-cell table:style-name="Таблица1.C2" office:value-type="string">
            <text:p text:style-name="P156">150.03</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I2" office:value-type="string">
            <text:p text:style-name="P156">-</text:p>
          </table:table-cell>
        </table:table-row>
        <table:table-row table:style-name="Таблица1.1">
          <table:table-cell table:style-name="Таблица1.C2" office:value-type="string">
            <text:p text:style-name="P118"><text:span text:style-name="T143">4</text:span>-NO2-Ph-N<text:span text:style-name="T66">2</text:span><text:span text:style-name="T16">+</text:span> <text:span text:style-name="T147">BF</text:span><text:span text:style-name="T65">4</text:span><text:span text:style-name="T9">-</text:span></text:p>
          </table:table-cell>
          <table:table-cell table:style-name="Таблица1.C2" office:value-type="string">
            <text:p text:style-name="P157">150.03</text:p>
          </table:table-cell>
          <table:table-cell table:style-name="Таблица1.C2" office:value-type="string">
            <text:p text:style-name="P136">-</text:p>
          </table:table-cell>
          <table:table-cell table:style-name="Таблица1.C2" office:value-type="string">
            <text:p text:style-name="P136">-</text:p>
          </table:table-cell>
          <table:table-cell table:style-name="Таблица1.C2" office:value-type="string">
            <text:p text:style-name="P136">-</text:p>
          </table:table-cell>
          <table:table-cell table:style-name="Таблица1.C2" office:value-type="string">
            <text:p text:style-name="P136">-</text:p>
          </table:table-cell>
          <table:table-cell table:style-name="Таблица1.C2" office:value-type="string">
            <text:p text:style-name="P136">-</text:p>
          </table:table-cell>
          <table:table-cell table:style-name="Таблица1.C2" office:value-type="string">
            <text:p text:style-name="P136">-</text:p>
          </table:table-cell>
          <table:table-cell table:style-name="Таблица1.I2" office:value-type="string">
            <text:p text:style-name="P136">-</text:p>
          </table:table-cell>
        </table:table-row>
        <table:table-row table:style-name="Таблица1.1">
          <table:table-cell table:style-name="Таблица1.C2" office:value-type="string">
            <text:p text:style-name="P137">2-HOOC-Ph-N<text:span text:style-name="T60">2</text:span><text:span text:style-name="T9">+</text:span> OTf<text:span text:style-name="T15">-</text:span></text:p>
          </table:table-cell>
          <table:table-cell table:style-name="Таблица1.C2" office:value-type="string">
            <text:p text:style-name="P146">149.02</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I2" office:value-type="string">
            <text:p text:style-name="P146">-</text:p>
          </table:table-cell>
        </table:table-row>
        <table:table-row table:style-name="Таблица1.1">
          <table:table-cell table:style-name="Таблица1.C2" office:value-type="string">
            <text:p text:style-name="P138"><text:span text:style-name="T148">4</text:span>-<text:span text:style-name="T148">Br-</text:span>Ph-N<text:span text:style-name="T60">2</text:span><text:span text:style-name="T9">+</text:span> </text:p>
            <text:p text:style-name="P138">OTf<text:span text:style-name="T15">-</text:span></text:p>
          </table:table-cell>
          <table:table-cell table:style-name="Таблица1.C2" office:value-type="string">
            <text:p text:style-name="P158">183.00</text:p>
          </table:table-cell>
          <table:table-cell table:style-name="Таблица1.C2" office:value-type="string">
            <text:p text:style-name="P158">-</text:p>
          </table:table-cell>
          <table:table-cell table:style-name="Таблица1.C2" office:value-type="string">
            <text:p text:style-name="P158">184.99 (<text:span text:style-name="T149">58</text:span>)</text:p>
            <text:p text:style-name="P159">183.00 (52)</text:p>
            <text:p text:style-name="P159">156.99 (<text:span text:style-name="T150">88</text:span>)</text:p>
            <text:p text:style-name="P160">155.00 (100)</text:p>
          </table:table-cell>
          <table:table-cell table:style-name="Таблица1.C2" office:value-type="string">
            <text:p text:style-name="P158">184.99 (<text:span text:style-name="T151">40</text:span>)</text:p>
            <text:p text:style-name="P159">183.00 (<text:span text:style-name="T151">58</text:span>)</text:p>
            <text:p text:style-name="P159">156.99 (<text:span text:style-name="T151">100</text:span>)</text:p>
            <text:p text:style-name="P160">155.00 (<text:span text:style-name="T151">89</text:span>)</text:p>
          </table:table-cell>
          <table:table-cell table:style-name="Таблица1.C2" office:value-type="string">
            <text:p text:style-name="P158">184.99 (<text:span text:style-name="T152">30</text:span>)</text:p>
            <text:p text:style-name="P159">183.00 (<text:span text:style-name="T152">42</text:span>)</text:p>
            <text:p text:style-name="P159">156.99 (<text:span text:style-name="T152">100</text:span>)</text:p>
            <text:p text:style-name="P160">155.00 (<text:span text:style-name="T152">95</text:span>)</text:p>
          </table:table-cell>
          <table:table-cell table:style-name="Таблица1.C2" office:value-type="string">
            <text:p text:style-name="P158">184.99 (<text:span text:style-name="T152">0</text:span>)</text:p>
            <text:p text:style-name="P159">183.00 (<text:span text:style-name="T153">0</text:span>)</text:p>
            <text:p text:style-name="P159">156.99 (<text:span text:style-name="T154">100</text:span>)</text:p>
            <text:p text:style-name="P160">155.00 (<text:span text:style-name="T154">65</text:span>)</text:p>
          </table:table-cell>
          <table:table-cell table:style-name="Таблица1.C2" office:value-type="string">
            <text:p text:style-name="P158">184.99 (<text:span text:style-name="T152">0</text:span>)</text:p>
            <text:p text:style-name="P159">183.00 (<text:span text:style-name="T153">0</text:span>)</text:p>
            <text:p text:style-name="P159">156.99 (<text:span text:style-name="T153">97</text:span>)</text:p>
            <text:p text:style-name="P160">155.00 (<text:span text:style-name="T153">100</text:span>)</text:p>
          </table:table-cell>
          <table:table-cell table:style-name="Таблица1.I2" office:value-type="string">
            <text:p text:style-name="P161">76.08 (100)</text:p>
            <text:p text:style-name="P161">50.06 (56)</text:p>
          </table:table-cell>
        </table:table-row>
        <table:table-row table:style-name="Таблица1.1">
          <table:table-cell table:style-name="Таблица1.C2" office:value-type="string">
            <text:p text:style-name="P137">Ph-N<text:span text:style-name="T60">2</text:span><text:span text:style-name="T9">+</text:span> OTf<text:span text:style-name="T15">-</text:span></text:p>
          </table:table-cell>
          <table:table-cell table:style-name="Таблица1.C2" office:value-type="string">
            <text:p text:style-name="P161">105.05</text:p>
          </table:table-cell>
          <table:table-cell table:style-name="Таблица1.C2" office:value-type="string">
            <text:p text:style-name="P161">105.05 (20)</text:p>
            <text:p text:style-name="P161">77.06 (100)</text:p>
          </table:table-cell>
          <table:table-cell table:style-name="Таблица1.C2" office:value-type="string">
            <text:p text:style-name="P161">105.05 (22)</text:p>
            <text:p text:style-name="P161">77.06 (100)</text:p>
          </table:table-cell>
          <table:table-cell table:style-name="Таблица1.C2" office:value-type="string">
            <text:p text:style-name="P161">105.05 (17)</text:p>
            <text:p text:style-name="P161">77.06 (100)</text:p>
          </table:table-cell>
          <table:table-cell table:style-name="Таблица1.C2" office:value-type="string">
            <text:p text:style-name="P161">105.05 (<text:span text:style-name="T155">9</text:span>)</text:p>
            <text:p text:style-name="P161">77.06 (100)</text:p>
          </table:table-cell>
          <table:table-cell table:style-name="Таблица1.C2" office:value-type="string">
            <text:p text:style-name="P161">105.05 (0)</text:p>
            <text:p text:style-name="P161">77.06 (100)</text:p>
          </table:table-cell>
          <table:table-cell table:style-name="Таблица1.C2" office:value-type="string">
            <text:p text:style-name="P161">105.05 (0)</text:p>
            <text:p text:style-name="P161">77.06 (100)</text:p>
            <text:p text:style-name="P162">51.06 (47)</text:p>
          </table:table-cell>
          <table:table-cell table:style-name="Таблица1.I2" office:value-type="string">
            <text:p text:style-name="P162">51.06 (100)</text:p>
            <text:p text:style-name="P162">42.07 (38)</text:p>
          </table:table-cell>
        </table:table-row>
        <table:table-row table:style-name="Таблица1.1">
          <table:table-cell table:style-name="Таблица1.C2" office:value-type="string">
            <text:p text:style-name="P137"><text:span text:style-name="T156">HOOC-</text:span>Ph-N<text:span text:style-name="T60">2</text:span><text:span text:style-name="T9">+</text:span> OTf<text:span text:style-name="T15">-</text:span></text:p>
          </table:table-cell>
          <table:table-cell table:style-name="Таблица1.C2" office:value-type="string">
            <text:p text:style-name="P163">149.05</text:p>
          </table:table-cell>
          <table:table-cell table:style-name="Таблица1.C2" office:value-type="string">
            <text:p text:style-name="P163">149.05 (16)</text:p>
            <text:p text:style-name="P163">121.02 (100)</text:p>
          </table:table-cell>
          <table:table-cell table:style-name="Таблица1.C2" office:value-type="string">
            <text:p text:style-name="P163">149.05 (1<text:span text:style-name="T157">1</text:span>)</text:p>
            <text:p text:style-name="P163">121.02 (100)</text:p>
          </table:table-cell>
          <table:table-cell table:style-name="Таблица1.C2" office:value-type="string">
            <text:p text:style-name="P163">149.05 (16)</text:p>
            <text:p text:style-name="P163">121.02 (100)</text:p>
          </table:table-cell>
          <table:table-cell table:style-name="Таблица1.C2" office:value-type="string">
            <text:p text:style-name="P163">149.05 (1<text:span text:style-name="T157">1</text:span>)</text:p>
            <text:p text:style-name="P163">121.02 (100)</text:p>
          </table:table-cell>
          <table:table-cell table:style-name="Таблица1.C2" office:value-type="string">
            <text:p text:style-name="P163">149.05 (<text:span text:style-name="T157">0</text:span>)</text:p>
            <text:p text:style-name="P163">121.02 (100)</text:p>
          </table:table-cell>
          <table:table-cell table:style-name="Таблица1.C2" office:value-type="string">
            <text:p text:style-name="P164">65.07 (100)</text:p>
          </table:table-cell>
          <table:table-cell table:style-name="Таблица1.I2" office:value-type="string">
            <text:p text:style-name="P164">65.07 (27)</text:p>
            <text:p text:style-name="P164">39.06 (100)</text:p>
          </table:table-cell>
        </table:table-row>
      </table:table>
      <text:p text:style-name="P60"/>
      <text:list xml:id="list165713306578946" text:continue-numbering="true" text:style-name="WWNum1">
        <text:list-item>
          <text:list>
            <text:list-item>
              <text:list>
                <text:list-item>
                  <text:p text:style-name="P92"><text:soft-page-break/><text:span text:style-name="T91">3</text:span>.<text:span text:style-name="T91">3</text:span>. <text:span text:style-name="T91">Квантовохимический расчет энергии отщепления азота при фрагментации диазониевых катионов</text:span></text:p>
                </text:list-item>
              </text:list>
            </text:list-item>
          </text:list>
        </text:list-item>
      </text:list>
      <text:p text:style-name="P10">Таблица <text:span text:style-name="T171">2</text:span>. </text:p>
      <text:p text:style-name="P16">Термодинамика <text:span text:style-name="T172">отцепления азота диазониевых катионов</text:span></text:p>
      <text:p text:style-name="P1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52">№</text:p>
          </table:table-cell>
          <table:table-cell table:style-name="Таблица3.A1" office:value-type="string">
            <text:p text:style-name="P66">Process</text:p>
          </table:table-cell>
          <table:table-cell table:style-name="Таблица3.A1" office:value-type="string">
            <text:p text:style-name="P51"><text:span text:style-name="T169">D</text:span>E<text:span text:style-name="T60">0</text:span>, </text:p>
            <text:p text:style-name="P53">kJ/mol</text:p>
          </table:table-cell>
          <table:table-cell table:style-name="Таблица3.A1" office:value-type="string">
            <text:p text:style-name="P51"><text:span text:style-name="T168">D</text:span>G<text:span text:style-name="T60">298</text:span>,</text:p>
            <text:p text:style-name="P53">kJ/mol</text:p>
          </table:table-cell>
          <table:table-cell table:style-name="Таблица3.A1" office:value-type="string">
            <text:p text:style-name="P51"><text:span text:style-name="T168">D</text:span>H<text:span text:style-name="T60">298</text:span>,</text:p>
            <text:p text:style-name="P53">kJ/mol</text:p>
          </table:table-cell>
          <table:table-cell table:style-name="Таблица3.F1" office:value-type="string">
            <text:p text:style-name="P51"><text:span text:style-name="T168">D</text:span>S<text:span text:style-name="T60">298</text:span><text:span text:style-name="T170">·</text:span>T,</text:p>
            <text:p text:style-name="P53">kJ/mol</text:p>
          </table:table-cell>
        </table:table-row>
        <table:table-row>
          <table:table-cell table:style-name="Таблица3.A2" office:value-type="string">
            <text:p text:style-name="P105">1</text:p>
          </table:table-cell>
          <table:table-cell table:style-name="Таблица3.A2" office:value-type="string">
            <text:p text:style-name="P68"><text:span text:style-name="T159">Ph-N</text:span><text:span text:style-name="T167">2</text:span><text:span text:style-name="T19">+</text:span><text:span text:style-name="T159"> </text:span><text:span text:style-name="T160">(</text:span><text:span text:style-name="T159">S</text:span><text:span text:style-name="T160">)</text:span><text:span text:style-name="T159"> = 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46.51</text:p>
          </table:table-cell>
          <table:table-cell table:style-name="Таблица3.A2" office:value-type="string">
            <text:p text:style-name="P168">82.64</text:p>
          </table:table-cell>
          <table:table-cell table:style-name="Таблица3.A2" office:value-type="string">
            <text:p text:style-name="P168">129.36</text:p>
          </table:table-cell>
          <table:table-cell table:style-name="Таблица3.F2" office:value-type="string">
            <text:p text:style-name="P168">46.75</text:p>
          </table:table-cell>
        </table:table-row>
        <table:table-row>
          <table:table-cell table:style-name="Таблица3.A2" office:value-type="string">
            <text:p text:style-name="P105">2</text:p>
          </table:table-cell>
          <table:table-cell table:style-name="Таблица3.A2" office:value-type="string">
            <text:p text:style-name="P68"><text:span text:style-name="T159">Ph-N</text:span><text:span text:style-name="T167">2</text:span><text:span text:style-name="T19">+</text:span><text:span text:style-name="T159"> </text:span><text:span text:style-name="T160">(</text:span><text:span text:style-name="T159">S</text:span><text:span text:style-name="T160">)</text:span><text:span text:style-name="T159"> = 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26.20</text:p>
          </table:table-cell>
          <table:table-cell table:style-name="Таблица3.A2" office:value-type="string">
            <text:p text:style-name="P168">162.01</text:p>
          </table:table-cell>
          <table:table-cell table:style-name="Таблица3.A2" office:value-type="string">
            <text:p text:style-name="P168">211.22</text:p>
          </table:table-cell>
          <table:table-cell table:style-name="Таблица3.F2" office:value-type="string">
            <text:p text:style-name="P168">49.25</text:p>
          </table:table-cell>
        </table:table-row>
        <table:table-row>
          <table:table-cell table:style-name="Таблица3.A2" office:value-type="string">
            <text:p text:style-name="P105">3</text:p>
          </table:table-cell>
          <table:table-cell table:style-name="Таблица3.A2" office:value-type="string">
            <text:p text:style-name="P68"><text:span text:style-name="T159">2-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2-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61.41</text:p>
          </table:table-cell>
          <table:table-cell table:style-name="Таблица3.A2" office:value-type="string">
            <text:p text:style-name="P168">-123.84</text:p>
          </table:table-cell>
          <table:table-cell table:style-name="Таблица3.A2" office:value-type="string">
            <text:p text:style-name="P168">-73.30</text:p>
          </table:table-cell>
          <table:table-cell table:style-name="Таблица3.F2" office:value-type="string">
            <text:p text:style-name="P168">50.57</text:p>
          </table:table-cell>
        </table:table-row>
        <table:table-row>
          <table:table-cell table:style-name="Таблица3.A2" office:value-type="string">
            <text:p text:style-name="P105">4</text:p>
          </table:table-cell>
          <table:table-cell table:style-name="Таблица3.A2" office:value-type="string">
            <text:p text:style-name="P68"><text:span text:style-name="T159">2-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2-NO</text:span><text:span text:style-name="T167">2</text:span><text:span text:style-name="T159">-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36.66</text:p>
          </table:table-cell>
          <table:table-cell table:style-name="Таблица3.A2" office:value-type="string">
            <text:p text:style-name="P168">167.96</text:p>
          </table:table-cell>
          <table:table-cell table:style-name="Таблица3.A2" office:value-type="string">
            <text:p text:style-name="P168">220.57</text:p>
          </table:table-cell>
          <table:table-cell table:style-name="Таблица3.F2" office:value-type="string">
            <text:p text:style-name="P168">52.65</text:p>
          </table:table-cell>
        </table:table-row>
        <table:table-row>
          <table:table-cell table:style-name="Таблица3.A2" office:value-type="string">
            <text:p text:style-name="P105">5</text:p>
          </table:table-cell>
          <table:table-cell table:style-name="Таблица3.A2" office:value-type="string">
            <text:p text:style-name="P68"><text:span text:style-name="T159">3-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3-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54.35</text:p>
          </table:table-cell>
          <table:table-cell table:style-name="Таблица3.A2" office:value-type="string">
            <text:p text:style-name="P168">91.30</text:p>
          </table:table-cell>
          <table:table-cell table:style-name="Таблица3.A2" office:value-type="string">
            <text:p text:style-name="P168">137.60</text:p>
          </table:table-cell>
          <table:table-cell table:style-name="Таблица3.F2" office:value-type="string">
            <text:p text:style-name="P168">46.33</text:p>
          </table:table-cell>
        </table:table-row>
        <table:table-row>
          <table:table-cell table:style-name="Таблица3.A2" office:value-type="string">
            <text:p text:style-name="P105">6</text:p>
          </table:table-cell>
          <table:table-cell table:style-name="Таблица3.A2" office:value-type="string">
            <text:p text:style-name="P68"><text:span text:style-name="T159">3-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3-NO</text:span><text:span text:style-name="T167">2</text:span><text:span text:style-name="T159">-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35.16</text:p>
          </table:table-cell>
          <table:table-cell table:style-name="Таблица3.A2" office:value-type="string">
            <text:p text:style-name="P168">169.26</text:p>
          </table:table-cell>
          <table:table-cell table:style-name="Таблица3.A2" office:value-type="string">
            <text:p text:style-name="P168">219.51</text:p>
          </table:table-cell>
          <table:table-cell table:style-name="Таблица3.F2" office:value-type="string">
            <text:p text:style-name="P168">50.28</text:p>
          </table:table-cell>
        </table:table-row>
        <table:table-row>
          <table:table-cell table:style-name="Таблица3.A2" office:value-type="string">
            <text:p text:style-name="P105">7</text:p>
          </table:table-cell>
          <table:table-cell table:style-name="Таблица3.A2" office:value-type="string">
            <text:p text:style-name="P68"><text:span text:style-name="T159">4-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4-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58.28</text:p>
          </table:table-cell>
          <table:table-cell table:style-name="Таблица3.A2" office:value-type="string">
            <text:p text:style-name="P168">95.37</text:p>
          </table:table-cell>
          <table:table-cell table:style-name="Таблица3.A2" office:value-type="string">
            <text:p text:style-name="P168">141.38</text:p>
          </table:table-cell>
          <table:table-cell table:style-name="Таблица3.F2" office:value-type="string">
            <text:p text:style-name="P168">46.04</text:p>
          </table:table-cell>
        </table:table-row>
        <table:table-row>
          <table:table-cell table:style-name="Таблица3.A2" office:value-type="string">
            <text:p text:style-name="P105">8</text:p>
          </table:table-cell>
          <table:table-cell table:style-name="Таблица3.A2" office:value-type="string">
            <text:p text:style-name="P68"><text:span text:style-name="T159">4-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4-NO</text:span><text:span text:style-name="T167">2</text:span><text:span text:style-name="T159">-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26.48</text:p>
          </table:table-cell>
          <table:table-cell table:style-name="Таблица3.A2" office:value-type="string">
            <text:p text:style-name="P168">159.35</text:p>
          </table:table-cell>
          <table:table-cell table:style-name="Таблица3.A2" office:value-type="string">
            <text:p text:style-name="P168">211.15</text:p>
          </table:table-cell>
          <table:table-cell table:style-name="Таблица3.F2" office:value-type="string">
            <text:p text:style-name="P168">51.83</text:p>
          </table:table-cell>
        </table:table-row>
        <table:table-row>
          <table:table-cell table:style-name="Таблица3.A2" office:value-type="string">
            <text:p text:style-name="P105">9</text:p>
          </table:table-cell>
          <table:table-cell table:style-name="Таблица3.A2" office:value-type="string">
            <text:p text:style-name="P68"><text:span text:style-name="T159">4-CH</text:span><text:span text:style-name="T167">3</text:span><text:span text:style-name="T159">O-Ph-N</text:span><text:span text:style-name="T167">2</text:span><text:span text:style-name="T19">+</text:span><text:span text:style-name="T159"> </text:span><text:span text:style-name="T160">(</text:span><text:span text:style-name="T159">S</text:span><text:span text:style-name="T160">)</text:span><text:span text:style-name="T159"> = 4-CH</text:span><text:span text:style-name="T167">3</text:span><text:span text:style-name="T159">O-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80.96</text:p>
          </table:table-cell>
          <table:table-cell table:style-name="Таблица3.A2" office:value-type="string">
            <text:p text:style-name="P168">115.55</text:p>
          </table:table-cell>
          <table:table-cell table:style-name="Таблица3.A2" office:value-type="string">
            <text:p text:style-name="P168">163.35</text:p>
          </table:table-cell>
          <table:table-cell table:style-name="Таблица3.F2" office:value-type="string">
            <text:p text:style-name="P168">47.83</text:p>
          </table:table-cell>
        </table:table-row>
        <table:table-row>
          <table:table-cell table:style-name="Таблица3.A2" office:value-type="string">
            <text:p text:style-name="P105">10</text:p>
          </table:table-cell>
          <table:table-cell table:style-name="Таблица3.A2" office:value-type="string">
            <text:p text:style-name="P68"><text:span text:style-name="T159">4-CH</text:span><text:span text:style-name="T167">3</text:span><text:span text:style-name="T159">O-Ph-N</text:span><text:span text:style-name="T167">2</text:span><text:span text:style-name="T19">+</text:span><text:span text:style-name="T159"> </text:span><text:span text:style-name="T160">(</text:span><text:span text:style-name="T159">S</text:span><text:span text:style-name="T160">)</text:span><text:span text:style-name="T159"> = 4-CH</text:span><text:span text:style-name="T167">3</text:span><text:span text:style-name="T159">O-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165.01</text:p>
          </table:table-cell>
          <table:table-cell table:style-name="Таблица3.A2" office:value-type="string">
            <text:p text:style-name="P168">104.32</text:p>
          </table:table-cell>
          <table:table-cell table:style-name="Таблица3.A2" office:value-type="string">
            <text:p text:style-name="P168">152.68</text:p>
          </table:table-cell>
          <table:table-cell table:style-name="Таблица3.F2" office:value-type="string">
            <text:p text:style-name="P168">48.40</text:p>
          </table:table-cell>
        </table:table-row>
        <table:table-row>
          <table:table-cell table:style-name="Таблица3.A2" office:value-type="string">
            <text:p text:style-name="P105">11</text:p>
          </table:table-cell>
          <table:table-cell table:style-name="Таблица3.A2" office:value-type="string">
            <text:p text:style-name="P68"><text:span text:style-name="T159">2-HOOC-Ph-N</text:span><text:span text:style-name="T167">2</text:span><text:span text:style-name="T19">+</text:span><text:span text:style-name="T159"> </text:span><text:span text:style-name="T160">(</text:span><text:span text:style-name="T159">S</text:span><text:span text:style-name="T160">)</text:span><text:span text:style-name="T159"> = 2-HOOC-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66.04</text:p>
          </table:table-cell>
          <table:table-cell table:style-name="Таблица3.A2" office:value-type="string">
            <text:p text:style-name="P168">100.08</text:p>
          </table:table-cell>
          <table:table-cell table:style-name="Таблица3.A2" office:value-type="string">
            <text:p text:style-name="P168">149.45</text:p>
          </table:table-cell>
          <table:table-cell table:style-name="Таблица3.F2" office:value-type="string">
            <text:p text:style-name="P168">49.40</text:p>
          </table:table-cell>
        </table:table-row>
        <table:table-row>
          <table:table-cell table:style-name="Таблица3.A2" office:value-type="string">
            <text:p text:style-name="P105">12</text:p>
          </table:table-cell>
          <table:table-cell table:style-name="Таблица3.A2" office:value-type="string">
            <text:p text:style-name="P68"><text:span text:style-name="T159">2-HOOC-Ph-N</text:span><text:span text:style-name="T167">2</text:span><text:span text:style-name="T19">+</text:span><text:span text:style-name="T159"> </text:span><text:span text:style-name="T160">(</text:span><text:span text:style-name="T159">S</text:span><text:span text:style-name="T160">)</text:span><text:span text:style-name="T159"> = 2-HOOC-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39.00</text:p>
          </table:table-cell>
          <table:table-cell table:style-name="Таблица3.A2" office:value-type="string">
            <text:p text:style-name="P168">171.23</text:p>
          </table:table-cell>
          <table:table-cell table:style-name="Таблица3.A2" office:value-type="string">
            <text:p text:style-name="P168">223.06</text:p>
          </table:table-cell>
          <table:table-cell table:style-name="Таблица3.F2" office:value-type="string">
            <text:p text:style-name="P168">51.86</text:p>
          </table:table-cell>
        </table:table-row>
        <table:table-row>
          <table:table-cell table:style-name="Таблица3.A2" office:value-type="string">
            <text:p text:style-name="P105">13</text:p>
          </table:table-cell>
          <table:table-cell table:style-name="Таблица3.A2" office:value-type="string">
            <text:p text:style-name="P68"><text:span text:style-name="T159">4-HOOC-Ph-N</text:span><text:span text:style-name="T167">2</text:span><text:span text:style-name="T19">+</text:span><text:span text:style-name="T159"> </text:span><text:span text:style-name="T160">(</text:span><text:span text:style-name="T159">S</text:span><text:span text:style-name="T160">)</text:span><text:span text:style-name="T159"> = 4-HOOC-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48.67</text:p>
          </table:table-cell>
          <table:table-cell table:style-name="Таблица3.A2" office:value-type="string">
            <text:p text:style-name="P168">84.83</text:p>
          </table:table-cell>
          <table:table-cell table:style-name="Таблица3.A2" office:value-type="string">
            <text:p text:style-name="P168">131.52</text:p>
          </table:table-cell>
          <table:table-cell table:style-name="Таблица3.F2" office:value-type="string">
            <text:p text:style-name="P168">46.72</text:p>
          </table:table-cell>
        </table:table-row>
        <table:table-row>
          <table:table-cell table:style-name="Таблица3.A2" office:value-type="string">
            <text:p text:style-name="P105">14</text:p>
          </table:table-cell>
          <table:table-cell table:style-name="Таблица3.A2" office:value-type="string">
            <text:p text:style-name="P68"><text:span text:style-name="T159">4-HOOC-Ph-N</text:span><text:span text:style-name="T167">2</text:span><text:span text:style-name="T19">+</text:span><text:span text:style-name="T159"> </text:span><text:span text:style-name="T160">(</text:span><text:span text:style-name="T159">S</text:span><text:span text:style-name="T160">)</text:span><text:span text:style-name="T159"> = 4-HOOC-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19.71</text:p>
          </table:table-cell>
          <table:table-cell table:style-name="Таблица3.A2" office:value-type="string">
            <text:p text:style-name="P168">154.93</text:p>
          </table:table-cell>
          <table:table-cell table:style-name="Таблица3.A2" office:value-type="string">
            <text:p text:style-name="P168">204.73</text:p>
          </table:table-cell>
          <table:table-cell table:style-name="Таблица3.F2" office:value-type="string">
            <text:p text:style-name="P168">49.84</text:p>
          </table:table-cell>
        </table:table-row>
        <table:table-row>
          <table:table-cell table:style-name="Таблица3.A2" office:value-type="string">
            <text:p text:style-name="P105">15</text:p>
          </table:table-cell>
          <table:table-cell table:style-name="Таблица3.A2" office:value-type="string">
            <text:p text:style-name="P68"><text:span text:style-name="T159">4-Br-Ph-N</text:span><text:span text:style-name="T167">2</text:span><text:span text:style-name="T19">+</text:span><text:span text:style-name="T159"> </text:span><text:span text:style-name="T160">(</text:span><text:span text:style-name="T159">S</text:span><text:span text:style-name="T160">)</text:span><text:span text:style-name="T159"> = 4-Br-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65.99</text:p>
          </table:table-cell>
          <table:table-cell table:style-name="Таблица3.A2" office:value-type="string">
            <text:p text:style-name="P168">100.91</text:p>
          </table:table-cell>
          <table:table-cell table:style-name="Таблица3.A2" office:value-type="string">
            <text:p text:style-name="P168">148.44</text:p>
          </table:table-cell>
          <table:table-cell table:style-name="Таблица3.F2" office:value-type="string">
            <text:p text:style-name="P168">47.56</text:p>
          </table:table-cell>
        </table:table-row>
        <table:table-row>
          <table:table-cell table:style-name="Таблица3.A2" office:value-type="string">
            <text:p text:style-name="P105">16</text:p>
          </table:table-cell>
          <table:table-cell table:style-name="Таблица3.A2" office:value-type="string">
            <text:p text:style-name="P68"><text:span text:style-name="T159">4-Br-Ph-N</text:span><text:span text:style-name="T167">2</text:span><text:span text:style-name="T19">+</text:span><text:span text:style-name="T159"> </text:span><text:span text:style-name="T160">(</text:span><text:span text:style-name="T159">S</text:span><text:span text:style-name="T160">)</text:span><text:span text:style-name="T159"> = 4-Br-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186.02</text:p>
          </table:table-cell>
          <table:table-cell table:style-name="Таблица3.A2" office:value-type="string">
            <text:p text:style-name="P168">125.25</text:p>
          </table:table-cell>
          <table:table-cell table:style-name="Таблица3.A2" office:value-type="string">
            <text:p text:style-name="P168">173.69</text:p>
          </table:table-cell>
          <table:table-cell table:style-name="Таблица3.F2" office:value-type="string">
            <text:p text:style-name="P168">48.47</text:p>
          </table:table-cell>
        </table:table-row>
        <table:table-row>
          <table:table-cell table:style-name="Таблица3.A2" office:value-type="string">
            <text:p text:style-name="P105">17</text:p>
          </table:table-cell>
          <table:table-cell table:style-name="Таблица3.A2" office:value-type="string">
            <text:p text:style-name="P68"><text:span text:style-name="T159">2-HOOC-4-Br-Ph-N</text:span><text:span text:style-name="T167">2</text:span><text:span text:style-name="T19">+</text:span><text:span text:style-name="T159"> </text:span><text:span text:style-name="T160">(</text:span><text:span text:style-name="T159">S</text:span><text:span text:style-name="T160">)</text:span><text:span text:style-name="T159"> = 2-HOOC-4-Br-Ph</text:span><text:span text:style-name="T19">+</text:span><text:span text:style-name="T159"> </text:span><text:span text:style-name="T160">(</text:span><text:span text:style-name="T159">S</text:span><text:span text:style-name="T160">)</text:span><text:span text:style-name="T159"> + N</text:span><text:span text:style-name="T167">2</text:span></text:p>
          </table:table-cell>
          <table:table-cell table:style-name="Таблица3.A2" office:value-type="string">
            <text:p text:style-name="P167">183.66</text:p>
          </table:table-cell>
          <table:table-cell table:style-name="Таблица3.A2" office:value-type="string">
            <text:p text:style-name="P168">116.23</text:p>
          </table:table-cell>
          <table:table-cell table:style-name="Таблица3.A2" office:value-type="string">
            <text:p text:style-name="P168">166.60</text:p>
          </table:table-cell>
          <table:table-cell table:style-name="Таблица3.F2" office:value-type="string">
            <text:p text:style-name="P168">50.40</text:p>
          </table:table-cell>
        </table:table-row>
        <table:table-row>
          <table:table-cell table:style-name="Таблица3.A2" office:value-type="string">
            <text:p text:style-name="P105">18</text:p>
          </table:table-cell>
          <table:table-cell table:style-name="Таблица3.A2" office:value-type="string">
            <text:p text:style-name="P68"><text:span text:style-name="T159">2-HOOC-4-Br-Ph-N</text:span><text:span text:style-name="T167">2</text:span><text:span text:style-name="T19">+</text:span><text:span text:style-name="T159"> </text:span><text:span text:style-name="T160">(</text:span><text:span text:style-name="T159">S</text:span><text:span text:style-name="T160">)</text:span><text:span text:style-name="T159"> = 2-HOOC-4-Br-Ph</text:span><text:span text:style-name="T19">+</text:span><text:span text:style-name="T159"> </text:span><text:span text:style-name="T160">(</text:span><text:span text:style-name="T162">T</text:span><text:span text:style-name="T160">)</text:span><text:span text:style-name="T159"> + N</text:span><text:span text:style-name="T167">2</text:span></text:p>
          </table:table-cell>
          <table:table-cell table:style-name="Таблица3.A2" office:value-type="string">
            <text:p text:style-name="P167">201.87</text:p>
          </table:table-cell>
          <table:table-cell table:style-name="Таблица3.A2" office:value-type="string">
            <text:p text:style-name="P168">137.40</text:p>
          </table:table-cell>
          <table:table-cell table:style-name="Таблица3.A2" office:value-type="string">
            <text:p text:style-name="P168">189.09</text:p>
          </table:table-cell>
          <table:table-cell table:style-name="Таблица3.F2" office:value-type="string">
            <text:p text:style-name="P168">51.73</text:p>
          </table:table-cell>
        </table:table-row>
      </table:table>
      <text:p text:style-name="P56"/>
      <text:list xml:id="list165714136418834" text:continue-numbering="true" text:style-name="WWNum1">
        <text:list-item>
          <text:list>
            <text:list-item>
              <text:list>
                <text:list-item>
                  <text:p text:style-name="P90"><text:span text:style-name="T91">3</text:span>.<text:span text:style-name="T138">4</text:span>. <text:span text:style-name="T173">Расчет профиля потенциальной энергии отщепления азота при фрагментации о-нитрофенилдиазония</text:span></text:p>
                </text:list-item>
                <text:list-item>
                  <text:p text:style-name="P98">?</text:p>
                </text:list-item>
                <text:list-item>
                  <text:p text:style-name="P91"><text:span text:style-name="T91">3</text:span>.<text:span text:style-name="T173">5</text:span>. <text:span text:style-name="T91">Фрагментация кластерных катионов</text:span></text:p>
                </text:list-item>
              </text:list>
            </text:list-item>
          </text:list>
        </text:list-item>
      </text:list>
      <text:p text:style-name="P70">Таблица <text:span text:style-name="T174">3</text:span>. </text:p>
      <text:p text:style-name="P71">Спектр MS2 <text:span text:style-name="T213">кластерных ионов [M + X-Ar-N</text:span><text:span text:style-name="T74">2</text:span><text:span text:style-name="T213">]</text:span><text:span text:style-name="T24">+</text:span><text:span text:style-name="T213"> </text:span>при различных энергиях столкновений</text:p>
      <text:p text:style-name="P7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74">Соединение</text:p>
            </table:table-cell>
            <table:table-cell table:style-name="Таблица4.A1" table:number-rows-spanned="2" office:value-type="string">
              <text:p text:style-name="P54">Прекурсор</text:p>
            </table:table-cell>
            <table:table-cell table:style-name="Таблица4.C1" table:number-columns-spanned="7" office:value-type="string">
              <text:p text:style-name="P54"><text:span text:style-name="T210">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107">0 <text:span text:style-name="T210">eV</text:span></text:p>
            </table:table-cell>
            <table:table-cell table:style-name="Таблица4.C2" office:value-type="string">
              <text:p text:style-name="P108">0.01 <text:span text:style-name="T210">eV</text:span></text:p>
            </table:table-cell>
            <table:table-cell table:style-name="Таблица4.C2" office:value-type="string">
              <text:p text:style-name="P108">0.1 <text:span text:style-name="T210">eV</text:span></text:p>
            </table:table-cell>
            <table:table-cell table:style-name="Таблица4.C2" office:value-type="string">
              <text:p text:style-name="P108">1 <text:span text:style-name="T210">eV</text:span></text:p>
            </table:table-cell>
            <table:table-cell table:style-name="Таблица4.C2" office:value-type="string">
              <text:p text:style-name="P108">10 <text:span text:style-name="T210">eV</text:span></text:p>
            </table:table-cell>
            <table:table-cell table:style-name="Таблица4.C2" office:value-type="string">
              <text:p text:style-name="P108">20 <text:span text:style-name="T210">eV</text:span></text:p>
            </table:table-cell>
            <table:table-cell table:style-name="Таблица4.I2" office:value-type="string">
              <text:p text:style-name="P108">40 <text:span text:style-name="T210">eV</text:span></text:p>
            </table:table-cell>
          </table:table-row>
        </table:table-header-rows>
        <table:table-row>
          <table:table-cell table:style-name="Таблица4.C2" office:value-type="string">
            <text:p text:style-name="P116">2-NO2-Ph-N2+</text:p>
            <text:p text:style-name="P116">OTf-</text:p>
          </table:table-cell>
          <table:table-cell table:style-name="Таблица4.C2" office:value-type="string">
            <text:p text:style-name="P119">449.02</text:p>
          </table:table-cell>
          <table:table-cell table:style-name="Таблица4.C2" office:value-type="string">
            <text:p text:style-name="P119">449.02 (80)</text:p>
            <text:p text:style-name="P119">150.03 (100)</text:p>
          </table:table-cell>
          <table:table-cell table:style-name="Таблица4.C2" office:value-type="string">
            <text:p text:style-name="P119">449.02 (84)</text:p>
            <text:p text:style-name="P119">150.03 (100)</text:p>
          </table:table-cell>
          <table:table-cell table:style-name="Таблица4.C2" office:value-type="string">
            <text:p text:style-name="P119">449.02 (82)</text:p>
            <text:p text:style-name="P119">150.03 (100)</text:p>
          </table:table-cell>
          <table:table-cell table:style-name="Таблица4.C2" office:value-type="string">
            <text:p text:style-name="P119">449.02 (57)</text:p>
            <text:p text:style-name="P119">150.03 (100)</text:p>
          </table:table-cell>
          <table:table-cell table:style-name="Таблица4.C2" office:value-type="string">
            <text:p text:style-name="P119">449.02 (0)</text:p>
            <text:p text:style-name="P119">150.03 (100)</text:p>
            <text:p text:style-name="P119">94.03 (7)</text:p>
            <text:p text:style-name="P119">92.03 (9)</text:p>
          </table:table-cell>
          <table:table-cell table:style-name="Таблица4.C2" office:value-type="string">
            <text:p text:style-name="P119">150.03 (100)</text:p>
            <text:p text:style-name="P119">94.03 (44)</text:p>
            <text:p text:style-name="P119">92.03 (35)</text:p>
            <text:p text:style-name="P119">78.03 (17)</text:p>
            <text:p text:style-name="P119">51.03 (34)</text:p>
          </table:table-cell>
          <table:table-cell table:style-name="Таблица4.I2" office:value-type="string">
            <text:p text:style-name="P119">150.03 (<text:span text:style-name="T175">4</text:span>)</text:p>
            <text:p text:style-name="P119">94.03 (<text:span text:style-name="T175">59</text:span>)</text:p>
            <text:p text:style-name="P119">92.03 (<text:span text:style-name="T175">85</text:span>)</text:p>
            <text:p text:style-name="P119">7<text:span text:style-name="T175">4</text:span>.0<text:span text:style-name="T175">9</text:span> (1<text:span text:style-name="T175">5</text:span>)</text:p>
            <text:p text:style-name="P119"><text:span text:style-name="T175">64.03</text:span> (<text:span text:style-name="T175">16</text:span>)</text:p>
            <text:p text:style-name="P120"><text:soft-page-break/>53.00 (44)</text:p>
            <text:p text:style-name="P120">51.03 (100)</text:p>
            <text:p text:style-name="P120">39.02 (35)</text:p>
          </table:table-cell>
        </table:table-row>
        <table:table-row>
          <table:table-cell table:style-name="Таблица4.C2" office:value-type="string">
            <text:p text:style-name="P116"><text:span text:style-name="T140">3</text:span>-NO2-Ph-N2+</text:p>
            <text:p text:style-name="P116">OTf-</text:p>
          </table:table-cell>
          <table:table-cell table:style-name="Таблица4.C2" office:value-type="string">
            <text:p text:style-name="P119">449.02</text:p>
          </table:table-cell>
          <table:table-cell table:style-name="Таблица4.C2" office:value-type="string">
            <text:p text:style-name="P119">449.02 (<text:span text:style-name="T176">68</text:span>)</text:p>
            <text:p text:style-name="P119">150.03 (<text:span text:style-name="T176">1</text:span>00)</text:p>
            <text:p text:style-name="P121">122.02 (56)</text:p>
          </table:table-cell>
          <table:table-cell table:style-name="Таблица4.C2" office:value-type="string">
            <text:p text:style-name="P119">449.02 (<text:span text:style-name="T176">64</text:span>)</text:p>
            <text:p text:style-name="P119">150.03 (<text:span text:style-name="T176">1</text:span>00)</text:p>
            <text:p text:style-name="P121">122.02 (54)</text:p>
          </table:table-cell>
          <table:table-cell table:style-name="Таблица4.C2" office:value-type="string">
            <text:p text:style-name="P119">449.02 (<text:span text:style-name="T176">68</text:span>)</text:p>
            <text:p text:style-name="P119">150.03 (<text:span text:style-name="T176">1</text:span>00)</text:p>
            <text:p text:style-name="P121">122.02 (57)</text:p>
          </table:table-cell>
          <table:table-cell table:style-name="Таблица4.C2" office:value-type="string">
            <text:p text:style-name="P119">449.02 (<text:span text:style-name="T176">45</text:span>)</text:p>
            <text:p text:style-name="P119">150.03 (<text:span text:style-name="T176">1</text:span>00)</text:p>
            <text:p text:style-name="P121">122.02 (58)</text:p>
          </table:table-cell>
          <table:table-cell table:style-name="Таблица4.C2" office:value-type="string">
            <text:p text:style-name="P119">449.02 (<text:span text:style-name="T176">0</text:span>)</text:p>
            <text:p text:style-name="P119">150.03 (<text:span text:style-name="T176">51</text:span>)</text:p>
            <text:p text:style-name="P121">122.02 (100)</text:p>
          </table:table-cell>
          <table:table-cell table:style-name="Таблица4.C2" office:value-type="string">
            <text:p text:style-name="P119">449.02 (<text:span text:style-name="T176">0</text:span>)</text:p>
            <text:p text:style-name="P119">150.03 (<text:span text:style-name="T176">7</text:span>)</text:p>
            <text:p text:style-name="P121">122.02 (100)</text:p>
            <text:p text:style-name="P121">92.03 (7)</text:p>
          </table:table-cell>
          <table:table-cell table:style-name="Таблица4.I2" office:value-type="string">
            <text:p text:style-name="P119">150.03 (0)</text:p>
            <text:p text:style-name="P121">122.02 (78)</text:p>
            <text:p text:style-name="P121">92.03 (80)</text:p>
            <text:p text:style-name="P121">75.02 (100)</text:p>
            <text:p text:style-name="P121">64.03 (11)</text:p>
          </table:table-cell>
        </table:table-row>
        <table:table-row>
          <table:table-cell table:style-name="Таблица4.C2" office:value-type="string">
            <text:p text:style-name="P116"><text:span text:style-name="T143">4</text:span>-NO2-Ph-N2+</text:p>
            <text:p text:style-name="P116">OTf-</text:p>
          </table:table-cell>
          <table:table-cell table:style-name="Таблица4.C2" office:value-type="string">
            <text:p text:style-name="P119">449.02</text:p>
          </table:table-cell>
          <table:table-cell table:style-name="Таблица4.C2" office:value-type="string">
            <text:p text:style-name="P119">449.02 (<text:span text:style-name="T177">49</text:span>)</text:p>
            <text:p text:style-name="P119">150.03 (<text:span text:style-name="T176">1</text:span>00)</text:p>
            <text:p text:style-name="P121">122.02 (<text:span text:style-name="T177">48</text:span>)</text:p>
          </table:table-cell>
          <table:table-cell table:style-name="Таблица4.C2" office:value-type="string">
            <text:p text:style-name="P122">-</text:p>
          </table:table-cell>
          <table:table-cell table:style-name="Таблица4.C2" office:value-type="string">
            <text:p text:style-name="P122">-</text:p>
          </table:table-cell>
          <table:table-cell table:style-name="Таблица4.C2" office:value-type="string">
            <text:p text:style-name="P119">449.02 (<text:span text:style-name="T178">29</text:span>)</text:p>
            <text:p text:style-name="P119">150.03 (<text:span text:style-name="T176">1</text:span>00)</text:p>
            <text:p text:style-name="P121">122.02 (5<text:span text:style-name="T178">2</text:span>)</text:p>
          </table:table-cell>
          <table:table-cell table:style-name="Таблица4.C2" office:value-type="string">
            <text:p text:style-name="P119">449.02 (<text:span text:style-name="T178">0</text:span>)</text:p>
            <text:p text:style-name="P119">150.03 (<text:span text:style-name="T178">48</text:span>)</text:p>
            <text:p text:style-name="P121">122.02 (<text:span text:style-name="T178">100</text:span>)</text:p>
            <text:p text:style-name="P123">74.10 (16)</text:p>
          </table:table-cell>
          <table:table-cell table:style-name="Таблица4.C2" office:value-type="string">
            <text:p text:style-name="P119">150.03 (<text:span text:style-name="T178">6</text:span>)</text:p>
            <text:p text:style-name="P121">122.02 (<text:span text:style-name="T178">100</text:span>)</text:p>
            <text:p text:style-name="P123">74.10 (18)</text:p>
          </table:table-cell>
          <table:table-cell table:style-name="Таблица4.I2" office:value-type="string">
            <text:p text:style-name="P119">150.03 (<text:span text:style-name="T178">0</text:span>)</text:p>
            <text:p text:style-name="P121">122.02 (<text:span text:style-name="T178">91</text:span>)</text:p>
            <text:p text:style-name="P123">92.03 (89)</text:p>
            <text:p text:style-name="P123">75.02 (100)</text:p>
            <text:p text:style-name="P123">74.10 (35)</text:p>
            <text:p text:style-name="P123">64.03 (12)</text:p>
          </table:table-cell>
        </table:table-row>
        <table:table-row>
          <table:table-cell table:style-name="Таблица4.C2" office:value-type="string">
            <text:p text:style-name="P116"><text:span text:style-name="T143">4</text:span>-<text:span text:style-name="T145">CH3O</text:span>-Ph-N2+</text:p>
            <text:p text:style-name="P116">OTf-</text:p>
          </table:table-cell>
          <table:table-cell table:style-name="Таблица4.C2" office:value-type="string">
            <text:p text:style-name="P122">419.06</text:p>
          </table:table-cell>
          <table:table-cell table:style-name="Таблица4.C2" office:value-type="string">
            <text:p text:style-name="P122">419.06 (65)</text:p>
            <text:p text:style-name="P122">135.05 (100)</text:p>
            <text:p text:style-name="P122">107.05 (38)</text:p>
          </table:table-cell>
          <table:table-cell table:style-name="Таблица4.C2" office:value-type="string">
            <text:p text:style-name="P122">419.06 (64)</text:p>
            <text:p text:style-name="P122">135.05 (100)</text:p>
            <text:p text:style-name="P122">107.05 (37)</text:p>
          </table:table-cell>
          <table:table-cell table:style-name="Таблица4.C2" office:value-type="string">
            <text:p text:style-name="P122">419.06 (61)</text:p>
            <text:p text:style-name="P122">135.05 (100)</text:p>
            <text:p text:style-name="P122">107.05 (42)</text:p>
          </table:table-cell>
          <table:table-cell table:style-name="Таблица4.C2" office:value-type="string">
            <text:p text:style-name="P122">419.06 (37)</text:p>
            <text:p text:style-name="P124">417.25 (15)</text:p>
            <text:p text:style-name="P122">135.05 (100)</text:p>
            <text:p text:style-name="P122">107.05 (3<text:span text:style-name="T179">4</text:span>)</text:p>
          </table:table-cell>
          <table:table-cell table:style-name="Таблица4.C2" office:value-type="string">
            <text:p text:style-name="P122">419.06 (<text:span text:style-name="T180">0</text:span>)</text:p>
            <text:p text:style-name="P122">135.05 (<text:span text:style-name="T180">60</text:span>)</text:p>
            <text:p text:style-name="P122">107.05 (<text:span text:style-name="T180">100</text:span>)</text:p>
            <text:p text:style-name="P125">77.04 (7)</text:p>
          </table:table-cell>
          <table:table-cell table:style-name="Таблица4.C2" office:value-type="string">
            <text:p text:style-name="P122">135.05 (1<text:span text:style-name="T181">1</text:span>)</text:p>
            <text:p text:style-name="P122">107.05 (<text:span text:style-name="T181">100</text:span>)</text:p>
            <text:p text:style-name="P126">77.04 (13)</text:p>
          </table:table-cell>
          <table:table-cell table:style-name="Таблица4.I2" office:value-type="string">
            <text:p text:style-name="P122">135.05 (<text:span text:style-name="T182">0</text:span>)</text:p>
            <text:p text:style-name="P122">107.05 (<text:span text:style-name="T182">62</text:span>)</text:p>
            <text:p text:style-name="P127">92.03 (37)</text:p>
            <text:p text:style-name="P126">77.04 (<text:span text:style-name="T106">100</text:span>)</text:p>
          </table:table-cell>
        </table:table-row>
        <table:table-row>
          <table:table-cell table:style-name="Таблица4.C2" office:value-type="string">
            <text:p text:style-name="P116"><text:span text:style-name="T143">4</text:span>-NO2-Ph-N2+</text:p>
            <text:p text:style-name="P116">O<text:span text:style-name="T183">Ts</text:span>-</text:p>
          </table:table-cell>
          <table:table-cell table:style-name="Таблица4.C2" office:value-type="string">
            <text:p text:style-name="P119">4<text:span text:style-name="T184">71</text:span>.0<text:span text:style-name="T184">7</text:span></text:p>
          </table:table-cell>
          <table:table-cell table:style-name="Таблица4.C2" office:value-type="string">
            <text:p text:style-name="P128">471.07 (33)</text:p>
            <text:p text:style-name="P128">150.03 (100)</text:p>
            <text:p text:style-name="P128">122.03 (46)</text:p>
          </table:table-cell>
          <table:table-cell table:style-name="Таблица4.C2" office:value-type="string">
            <text:p text:style-name="P128">471.07 (33)</text:p>
            <text:p text:style-name="P128">150.03 (100)</text:p>
            <text:p text:style-name="P128">122.03 (4<text:span text:style-name="T185">9</text:span>)</text:p>
          </table:table-cell>
          <table:table-cell table:style-name="Таблица4.C2" office:value-type="string">
            <text:p text:style-name="P128">471.07 (3<text:span text:style-name="T185">2</text:span>)</text:p>
            <text:p text:style-name="P128">150.03 (100)</text:p>
            <text:p text:style-name="P128">122.03 (46)</text:p>
          </table:table-cell>
          <table:table-cell table:style-name="Таблица4.C2" office:value-type="string">
            <text:p text:style-name="P128">471.07 (<text:span text:style-name="T185">17</text:span>)</text:p>
            <text:p text:style-name="P128">150.03 (<text:span text:style-name="T185">100</text:span>)</text:p>
            <text:p text:style-name="P128">122.03 (4<text:span text:style-name="T185">9</text:span>)</text:p>
          </table:table-cell>
          <table:table-cell table:style-name="Таблица4.C2" office:value-type="string">
            <text:p text:style-name="P128">471.07 (<text:span text:style-name="T185">0</text:span>)</text:p>
            <text:p text:style-name="P128">150.03 (<text:span text:style-name="T185">66</text:span>)</text:p>
            <text:p text:style-name="P128">122.03 (<text:span text:style-name="T185">100</text:span>)</text:p>
          </table:table-cell>
          <table:table-cell table:style-name="Таблица4.C2" office:value-type="string">
            <text:p text:style-name="P128">150.03 (10)</text:p>
            <text:p text:style-name="P128">122.03 (<text:span text:style-name="T186">100</text:span>)</text:p>
            <text:p text:style-name="P129">92.03 (10)</text:p>
          </table:table-cell>
          <table:table-cell table:style-name="Таблица4.I2" office:value-type="string">
            <text:p text:style-name="P128">150.03 (0)</text:p>
            <text:p text:style-name="P128">122.03 (<text:span text:style-name="T186">100</text:span>)</text:p>
            <text:p text:style-name="P129">92.03 (<text:span text:style-name="T187">38</text:span>)</text:p>
            <text:p text:style-name="P130">75.03 (56)</text:p>
          </table:table-cell>
        </table:table-row>
        <table:table-row>
          <table:table-cell table:style-name="Таблица4.C2" office:value-type="string">
            <text:p text:style-name="P116"><text:span text:style-name="T143">4</text:span>-NO2-Ph-N2+</text:p>
            <text:p text:style-name="P116"><text:span text:style-name="T147">BF4-</text:span></text:p>
          </table:table-cell>
          <table:table-cell table:style-name="Таблица4.C2" office:value-type="string">
            <text:p text:style-name="P131">387.07</text:p>
          </table:table-cell>
          <table:table-cell table:style-name="Таблица4.C2" office:value-type="string">
            <text:p text:style-name="P131">387.07 (53)</text:p>
            <text:p text:style-name="P131">150.03 (100)</text:p>
            <text:p text:style-name="P131">122.02 (46)</text:p>
          </table:table-cell>
          <table:table-cell table:style-name="Таблица4.C2" office:value-type="string">
            <text:p text:style-name="P131">387.07 (<text:span text:style-name="T188">45</text:span>)</text:p>
            <text:p text:style-name="P131">150.03 (100)</text:p>
            <text:p text:style-name="P131">122.02 (<text:span text:style-name="T188">5</text:span>6)</text:p>
          </table:table-cell>
          <table:table-cell table:style-name="Таблица4.C2" office:value-type="string">
            <text:p text:style-name="P131">387.07 (<text:span text:style-name="T189">45</text:span>)</text:p>
            <text:p text:style-name="P131">150.03 (100)</text:p>
            <text:p text:style-name="P131">122.02 (<text:span text:style-name="T189">51</text:span>)</text:p>
          </table:table-cell>
          <table:table-cell table:style-name="Таблица4.C2" office:value-type="string">
            <text:p text:style-name="P131">387.07 (<text:span text:style-name="T190">17</text:span>)</text:p>
            <text:p text:style-name="P131">150.03 (100)</text:p>
            <text:p text:style-name="P131">122.02 (4<text:span text:style-name="T190">9</text:span>)</text:p>
          </table:table-cell>
          <table:table-cell table:style-name="Таблица4.C2" office:value-type="string">
            <text:p text:style-name="P131">387.07 (<text:span text:style-name="T191">0</text:span>)</text:p>
            <text:p text:style-name="P131">150.03 (<text:span text:style-name="T191">26</text:span>)</text:p>
            <text:p text:style-name="P131">122.02 (<text:span text:style-name="T191">100</text:span>)</text:p>
          </table:table-cell>
          <table:table-cell table:style-name="Таблица4.C2" office:value-type="string">
            <text:p text:style-name="P131">150.03 (0)</text:p>
            <text:p text:style-name="P131">122.02 (<text:span text:style-name="T191">100</text:span>)</text:p>
            <text:p text:style-name="P132">92.02 (9)</text:p>
          </table:table-cell>
          <table:table-cell table:style-name="Таблица4.I2" office:value-type="string">
            <text:p text:style-name="P131">122.02 (<text:span text:style-name="T192">49</text:span>)</text:p>
            <text:p text:style-name="P132">92.0<text:span text:style-name="T192">3</text:span> (<text:span text:style-name="T192">72</text:span>)</text:p>
            <text:p text:style-name="P133">75.02 (100)</text:p>
            <text:p text:style-name="P133">64.03 (17)</text:p>
          </table:table-cell>
        </table:table-row>
        <table:table-row>
          <table:table-cell table:style-name="Таблица4.C2" office:value-type="string">
            <text:p text:style-name="P135">2-HOOC-Ph-N2+</text:p>
            <text:p text:style-name="P135">OTf-</text:p>
          </table:table-cell>
          <table:table-cell table:style-name="Таблица4.C2" office:value-type="string">
            <text:p text:style-name="P139">447.02</text:p>
          </table:table-cell>
          <table:table-cell table:style-name="Таблица4.C2" office:value-type="string">
            <text:p text:style-name="P140">-</text:p>
          </table:table-cell>
          <table:table-cell table:style-name="Таблица4.C2" office:value-type="string">
            <text:p text:style-name="P140">-</text:p>
          </table:table-cell>
          <table:table-cell table:style-name="Таблица4.C2" office:value-type="string">
            <text:p text:style-name="P140">-</text:p>
          </table:table-cell>
          <table:table-cell table:style-name="Таблица4.C2" office:value-type="string">
            <text:p text:style-name="P140">-</text:p>
          </table:table-cell>
          <table:table-cell table:style-name="Таблица4.C2" office:value-type="string">
            <text:p text:style-name="P140">-</text:p>
          </table:table-cell>
          <table:table-cell table:style-name="Таблица4.C2" office:value-type="string">
            <text:p text:style-name="P140">-</text:p>
          </table:table-cell>
          <table:table-cell table:style-name="Таблица4.I2" office:value-type="string">
            <text:p text:style-name="P140">-</text:p>
          </table:table-cell>
        </table:table-row>
        <table:table-row>
          <table:table-cell table:style-name="Таблица4.C2" office:value-type="string">
            <text:p text:style-name="P135"><text:span text:style-name="T148">4</text:span>-<text:span text:style-name="T148">Br-</text:span>Ph-N2+ </text:p>
            <text:p text:style-name="P135">OTf-</text:p>
          </table:table-cell>
          <table:table-cell table:style-name="Таблица4.C2" office:value-type="string">
            <text:p text:style-name="P141">514.86</text:p>
          </table:table-cell>
          <table:table-cell table:style-name="Таблица4.C2" office:value-type="string">
            <text:p text:style-name="P141">518.86 (32)</text:p>
            <text:p text:style-name="P141">516.86 (23)</text:p>
            <text:p text:style-name="P141">514.86 (0)</text:p>
            <text:p text:style-name="P141">184.96<text:span text:style-name="T209">Образец</text:span> (97)</text:p>
            <text:p text:style-name="P141">182.96 (100)</text:p>
            <text:p text:style-name="P141">156.95 (80)</text:p>
            <text:p text:style-name="P141">154.95 (51)</text:p>
          </table:table-cell>
          <table:table-cell table:style-name="Таблица4.C2" office:value-type="string">
            <text:p text:style-name="P141">518.86 (<text:span text:style-name="T193">20</text:span>)</text:p>
            <text:p text:style-name="P141">516.86 (<text:span text:style-name="T193">14</text:span>)</text:p>
            <text:p text:style-name="P141">514.86 (<text:span text:style-name="T193">41</text:span>)</text:p>
            <text:p text:style-name="P141">184.96 (<text:span text:style-name="T193">100</text:span>)</text:p>
            <text:p text:style-name="P141">182.96 (<text:span text:style-name="T193">91</text:span>)</text:p>
            <text:p text:style-name="P141">156.95 (<text:span text:style-name="T193">13</text:span>)</text:p>
            <text:p text:style-name="P141">154.95 (<text:span text:style-name="T193">38</text:span>)</text:p>
          </table:table-cell>
          <table:table-cell table:style-name="Таблица4.C2" office:value-type="string">
            <text:p text:style-name="P141">518.86 (<text:span text:style-name="T194">20</text:span>)</text:p>
            <text:p text:style-name="P141">516.86 (<text:span text:style-name="T194">6</text:span>3)</text:p>
            <text:p text:style-name="P141">514.86 (<text:span text:style-name="T194">39</text:span>)</text:p>
            <text:p text:style-name="P141">184.96 (<text:span text:style-name="T194">100</text:span>)</text:p>
            <text:p text:style-name="P141">182.96 (<text:span text:style-name="T194">92</text:span>)</text:p>
            <text:p text:style-name="P141">156.95 (0)</text:p>
            <text:p text:style-name="P141">154.95 (<text:span text:style-name="T194">10</text:span>)</text:p>
          </table:table-cell>
          <table:table-cell table:style-name="Таблица4.C2" office:value-type="string">
            <text:p text:style-name="P141">518.86 (32)</text:p>
            <text:p text:style-name="P141">516.86 (23)</text:p>
            <text:p text:style-name="P141">514.86 (<text:span text:style-name="T195">16</text:span>)</text:p>
            <text:p text:style-name="P141">184.96 (97)</text:p>
            <text:p text:style-name="P141">182.96 (100)</text:p>
            <text:p text:style-name="P141">156.95 (<text:span text:style-name="T195">40</text:span>)</text:p>
            <text:p text:style-name="P141">154.95 (<text:span text:style-name="T195">3</text:span>1)</text:p>
          </table:table-cell>
          <table:table-cell table:style-name="Таблица4.C2" office:value-type="string">
            <text:p text:style-name="P141">518.86 (<text:span text:style-name="T196">0</text:span>)</text:p>
            <text:p text:style-name="P141">516.86 (<text:span text:style-name="T196">0</text:span>)</text:p>
            <text:p text:style-name="P141">514.86 (<text:span text:style-name="T196">0</text:span>)</text:p>
            <text:p text:style-name="P141">184.96 (<text:span text:style-name="T196">55</text:span>)</text:p>
            <text:p text:style-name="P141">182.96 (<text:span text:style-name="T196">89</text:span>)</text:p>
            <text:p text:style-name="P141">156.95 (<text:span text:style-name="T196">96</text:span>)</text:p>
            <text:p text:style-name="P141">154.95 (<text:span text:style-name="T196">100</text:span>)</text:p>
          </table:table-cell>
          <table:table-cell table:style-name="Таблица4.C2" office:value-type="string">
            <text:p text:style-name="P141">184.96 (<text:span text:style-name="T196">0</text:span>)</text:p>
            <text:p text:style-name="P141">182.96 (0)</text:p>
            <text:p text:style-name="P141">156.95 (<text:span text:style-name="T196">100</text:span>)</text:p>
            <text:p text:style-name="P141">154.95 (<text:span text:style-name="T196">70</text:span>)</text:p>
          </table:table-cell>
          <table:table-cell table:style-name="Таблица4.I2" office:value-type="string">
            <text:p text:style-name="P141">156.95 (<text:span text:style-name="T197">77</text:span>)</text:p>
            <text:p text:style-name="P141">154.95 (<text:span text:style-name="T197">100</text:span>)</text:p>
          </table:table-cell>
        </table:table-row>
        <table:table-row>
          <table:table-cell table:style-name="Таблица4.C2" office:value-type="string">
            <text:p text:style-name="P134">Ph-N2+ OTf-</text:p>
          </table:table-cell>
          <table:table-cell table:style-name="Таблица4.C2" office:value-type="string">
            <text:p text:style-name="P142">359.04</text:p>
          </table:table-cell>
          <table:table-cell table:style-name="Таблица4.C2" office:value-type="string">
            <text:p text:style-name="P142">359.04 (15)</text:p>
            <text:p text:style-name="P142">105.05 (100)</text:p>
            <text:p text:style-name="P142">77.04 (84)</text:p>
          </table:table-cell>
          <table:table-cell table:style-name="Таблица4.C2" office:value-type="string">
            <text:p text:style-name="P142">359.04 (16)</text:p>
            <text:p text:style-name="P142">105.05 (100)</text:p>
            <text:p text:style-name="P142">77.04 (67)</text:p>
          </table:table-cell>
          <table:table-cell table:style-name="Таблица4.C2" office:value-type="string">
            <text:p text:style-name="P142">359.04 (13)</text:p>
            <text:p text:style-name="P142">105.05 (100)</text:p>
            <text:p text:style-name="P142">77.04 (84)</text:p>
          </table:table-cell>
          <table:table-cell table:style-name="Таблица4.C2" office:value-type="string">
            <text:p text:style-name="P142">359.04 (<text:span text:style-name="T198">14</text:span>)</text:p>
            <text:p text:style-name="P142">105.05 (100)</text:p>
            <text:p text:style-name="P142">77.04 (84)</text:p>
          </table:table-cell>
          <table:table-cell table:style-name="Таблица4.C2" office:value-type="string">
            <text:p text:style-name="P142">359.04 (<text:span text:style-name="T198">0</text:span>)</text:p>
            <text:p text:style-name="P142">105.05 (<text:span text:style-name="T198">24</text:span>)</text:p>
            <text:p text:style-name="P142">77.04 (<text:span text:style-name="T198">100</text:span>)</text:p>
          </table:table-cell>
          <table:table-cell table:style-name="Таблица4.C2" office:value-type="string">
            <text:p text:style-name="P142">105.05 (<text:span text:style-name="T199">2</text:span>)</text:p>
            <text:p text:style-name="P142">77.04 (<text:span text:style-name="T199">100</text:span>)</text:p>
            <text:p text:style-name="P142"/>
          </table:table-cell>
          <table:table-cell table:style-name="Таблица4.I2" office:value-type="string">
            <text:p text:style-name="P142">105.05 (0)</text:p>
            <text:p text:style-name="P142">77.04 (<text:span text:style-name="T200">100</text:span>)</text:p>
            <text:p text:style-name="P143">51.06 (5)</text:p>
          </table:table-cell>
        </table:table-row>
        <table:table-row>
          <table:table-cell table:style-name="Таблица4.C2" office:value-type="string">
            <text:p text:style-name="P134"><text:span text:style-name="T156">HOOC-</text:span>Ph-N2+ OTf-</text:p>
          </table:table-cell>
          <table:table-cell table:style-name="Таблица4.C2" office:value-type="string">
            <text:p text:style-name="P144">447.02</text:p>
          </table:table-cell>
          <table:table-cell table:style-name="Таблица4.C2" office:value-type="string">
            <text:p text:style-name="P144">447.02 <text:span text:style-name="T201">(29)</text:span></text:p>
            <text:p text:style-name="P145">149.04 (47)</text:p>
            <text:p text:style-name="P145">121.03 (100)</text:p>
          </table:table-cell>
          <table:table-cell table:style-name="Таблица4.C2" office:value-type="string">
            <text:p text:style-name="P144">447.02 <text:span text:style-name="T201">(45)</text:span></text:p>
            <text:p text:style-name="P145">149.04 (<text:span text:style-name="T202">100</text:span>)</text:p>
            <text:p text:style-name="P145">121.03 (<text:span text:style-name="T202">78</text:span>)</text:p>
          </table:table-cell>
          <table:table-cell table:style-name="Таблица4.C2" office:value-type="string">
            <text:p text:style-name="P144">447.02 <text:span text:style-name="T201">(28)</text:span></text:p>
            <text:p text:style-name="P145">149.04 (<text:span text:style-name="T202">96</text:span>)</text:p>
            <text:p text:style-name="P145">121.03 (<text:span text:style-name="T202">100</text:span>)</text:p>
          </table:table-cell>
          <table:table-cell table:style-name="Таблица4.C2" office:value-type="string">
            <text:p text:style-name="P144">447.02 <text:span text:style-name="T201">(12)</text:span></text:p>
            <text:p text:style-name="P145">149.04 (<text:span text:style-name="T202">91</text:span>)</text:p>
            <text:p text:style-name="P145">121.03 (100)</text:p>
          </table:table-cell>
          <table:table-cell table:style-name="Таблица4.C2" office:value-type="string">
            <text:p text:style-name="P144">447.02 <text:span text:style-name="T201">(0)</text:span></text:p>
            <text:p text:style-name="P145">149.04 (<text:span text:style-name="T203">12</text:span>)</text:p>
            <text:p text:style-name="P145">121.03 (100)</text:p>
          </table:table-cell>
          <table:table-cell table:style-name="Таблица4.C2" office:value-type="string">
            <text:p text:style-name="P145">149.04 (<text:span text:style-name="T203">0</text:span>)</text:p>
            <text:p text:style-name="P145">121.03 (100)</text:p>
            <text:p text:style-name="P145"/>
          </table:table-cell>
          <table:table-cell table:style-name="Таблица4.I2" office:value-type="string">
            <text:p text:style-name="P145">149.04 (<text:span text:style-name="T203">0</text:span>)</text:p>
            <text:p text:style-name="P145">121.03 (100)</text:p>
          </table:table-cell>
        </table:table-row>
      </table:table>
      <text:p text:style-name="P72"/>
      <text:p text:style-name="P70">Таблица <text:span text:style-name="T204">4</text:span>. </text:p>
      <text:p text:style-name="P71"><text:span text:style-name="T205">Соотношение интенсивностей диазониевого катиона (</text:span><text:span text:style-name="T207">4</text:span><text:span text:style-name="T206">-NO</text:span><text:span text:style-name="T70">2</text:span><text:span text:style-name="T206">-Ph-N</text:span><text:span text:style-name="T70">2</text:span><text:span text:style-name="T20">+ <text:s/></text:span><text:span text:style-name="T205">M/Z=150.03) к </text:span></text:p>
      <text:p text:style-name="P71"><text:span text:style-name="T205">интенсивности арильного катиона (</text:span><text:span text:style-name="T207">4</text:span><text:span text:style-name="T206">-NO</text:span><text:span text:style-name="T70">2</text:span><text:span text:style-name="T206">-Ph</text:span><text:span text:style-name="T20">+ <text:s/></text:span><text:span text:style-name="T205">M/Z=122.03) в с</text:span>пектр<text:span text:style-name="T205">ах</text:span> MS2 </text:p>
      <text:p text:style-name="P71"><text:soft-page-break/><text:span text:style-name="T174">комплексных диазониевых ионов [M + X-Ar-N</text:span><text:span text:style-name="T71">2</text:span><text:span text:style-name="T174">]</text:span><text:span text:style-name="T21">+</text:span><text:span text:style-name="T174"> </text:span>при различных энергиях столкновений</text:p>
      <text:p text:style-name="P7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71">Кластерный ион</text:p>
            </table:table-cell>
            <table:table-cell table:style-name="Таблица5.A1" table:number-rows-spanned="2" office:value-type="string">
              <text:p text:style-name="P169">Прекурсор</text:p>
            </table:table-cell>
            <table:table-cell table:style-name="Таблица5.C1" table:number-columns-spanned="4" office:value-type="string">
              <text:p text:style-name="P170">Int(<text:span text:style-name="T143">4-NO</text:span><text:span text:style-name="T72">2</text:span><text:span text:style-name="T143">-Ph-N</text:span><text:span text:style-name="T72">2</text:span><text:span text:style-name="T22">+</text:span>) / Int(<text:span text:style-name="T143">4-NO</text:span><text:span text:style-name="T72">2</text:span><text:span text:style-name="T143">-Ph</text:span><text:span text:style-name="T22">+</text:span>)</text:p>
            </table:table-cell>
            <table:covered-table-cell/>
            <table:covered-table-cell/>
            <table:covered-table-cell/>
          </table:table-row>
          <table:table-row>
            <table:covered-table-cell/>
            <table:covered-table-cell/>
            <table:table-cell table:style-name="Таблица5.C2" office:value-type="string">
              <text:p text:style-name="P113">0 <text:span text:style-name="T212">eV</text:span></text:p>
            </table:table-cell>
            <table:table-cell table:style-name="Таблица5.C2" office:value-type="string">
              <text:p text:style-name="P114">1 <text:span text:style-name="T212">eV</text:span></text:p>
            </table:table-cell>
            <table:table-cell table:style-name="Таблица5.C2" office:value-type="string">
              <text:p text:style-name="P114">10 <text:span text:style-name="T212">eV</text:span></text:p>
            </table:table-cell>
            <table:table-cell table:style-name="Таблица5.F2" office:value-type="string">
              <text:p text:style-name="P114">20 <text:span text:style-name="T212">eV</text:span></text:p>
            </table:table-cell>
          </table:table-row>
        </table:table-header-rows>
        <table:table-row>
          <table:table-cell table:style-name="Таблица5.C2" office:value-type="string">
            <text:p text:style-name="P109"><text:span text:style-name="T211">[4</text:span>-NO<text:span text:style-name="T60">2</text:span>-Ph-N<text:span text:style-name="T60">2</text:span><text:span text:style-name="T9">+</text:span><text:span text:style-name="T211">]</text:span><text:span text:style-name="T73">2</text:span><text:span text:style-name="T211"> </text:span>OTf<text:span text:style-name="T9">-</text:span></text:p>
          </table:table-cell>
          <table:table-cell table:style-name="Таблица5.C2" office:value-type="string">
            <text:p text:style-name="P111">449.02</text:p>
          </table:table-cell>
          <table:table-cell table:style-name="Таблица5.C2" office:value-type="string">
            <text:p text:style-name="P115">2.08</text:p>
          </table:table-cell>
          <table:table-cell table:style-name="Таблица5.C2" office:value-type="string">
            <text:p text:style-name="P115">1.92</text:p>
          </table:table-cell>
          <table:table-cell table:style-name="Таблица5.C2" office:value-type="string">
            <text:p text:style-name="P115">0.48</text:p>
          </table:table-cell>
          <table:table-cell table:style-name="Таблица5.F2" office:value-type="string">
            <text:p text:style-name="P115">0.06</text:p>
          </table:table-cell>
        </table:table-row>
        <table:table-row>
          <table:table-cell table:style-name="Таблица5.C2" office:value-type="string">
            <text:p text:style-name="P110"><text:span text:style-name="T211">[4</text:span>-NO<text:span text:style-name="T60">2</text:span>-Ph-N<text:span text:style-name="T60">2</text:span><text:span text:style-name="T9">+</text:span><text:span text:style-name="T211">]</text:span><text:span text:style-name="T73">2</text:span><text:span text:style-name="T211"> </text:span>O<text:span text:style-name="T183">Ts</text:span><text:span text:style-name="T9">-</text:span></text:p>
          </table:table-cell>
          <table:table-cell table:style-name="Таблица5.C2" office:value-type="string">
            <text:p text:style-name="P111">4<text:span text:style-name="T184">71</text:span>.0<text:span text:style-name="T184">7</text:span></text:p>
          </table:table-cell>
          <table:table-cell table:style-name="Таблица5.C2" office:value-type="string">
            <text:p text:style-name="P115">2.17</text:p>
          </table:table-cell>
          <table:table-cell table:style-name="Таблица5.C2" office:value-type="string">
            <text:p text:style-name="P115">2.04</text:p>
          </table:table-cell>
          <table:table-cell table:style-name="Таблица5.C2" office:value-type="string">
            <text:p text:style-name="P115">0.60</text:p>
          </table:table-cell>
          <table:table-cell table:style-name="Таблица5.F2" office:value-type="string">
            <text:p text:style-name="P115">0.10</text:p>
          </table:table-cell>
        </table:table-row>
        <table:table-row>
          <table:table-cell table:style-name="Таблица5.C2" office:value-type="string">
            <text:p text:style-name="P110"><text:span text:style-name="T211">[4</text:span>-NO<text:span text:style-name="T60">2</text:span>-Ph-N<text:span text:style-name="T60">2</text:span><text:span text:style-name="T9">+</text:span><text:span text:style-name="T211">]</text:span><text:span text:style-name="T73">2</text:span><text:span text:style-name="T211"> BF</text:span><text:span text:style-name="T65">4</text:span><text:span text:style-name="T23">-</text:span></text:p>
          </table:table-cell>
          <table:table-cell table:style-name="Таблица5.C2" office:value-type="string">
            <text:p text:style-name="P112">387.07</text:p>
          </table:table-cell>
          <table:table-cell table:style-name="Таблица5.C2" office:value-type="string">
            <text:p text:style-name="P115">2.17</text:p>
          </table:table-cell>
          <table:table-cell table:style-name="Таблица5.C2" office:value-type="string">
            <text:p text:style-name="P115">2.04</text:p>
          </table:table-cell>
          <table:table-cell table:style-name="Таблица5.C2" office:value-type="string">
            <text:p text:style-name="P115">0.26</text:p>
          </table:table-cell>
          <table:table-cell table:style-name="Таблица5.F2" office:value-type="string">
            <text:p text:style-name="P115">0.00</text:p>
          </table:table-cell>
        </table:table-row>
      </table:table>
      <text:p text:style-name="P69"/>
      <text:list xml:id="list165714217907395" text:continue-numbering="true" text:style-name="WWNum1">
        <text:list-item>
          <text:list>
            <text:list-item>
              <text:list>
                <text:list-item>
                  <text:p text:style-name="P89"><text:span text:style-name="T91">3</text:span>.<text:span text:style-name="T173">6</text:span>. <text:span text:style-name="T91">Квантовохимический расчет прочности комплексных катионов</text:span></text:p>
                </text:list-item>
              </text:list>
            </text:list-item>
          </text:list>
        </text:list-item>
      </text:list>
      <text:p text:style-name="P62">?</text:p>
      <text:list xml:id="list165712269594982" text:continue-numbering="true" text:style-name="WWNum1">
        <text:list-item>
          <text:list>
            <text:list-item>
              <text:list>
                <text:list-item>
                  <text:h text:style-name="P103" text:outline-level="3">4. Conclusions</text:h>
                </text:list-item>
                <text:list-item>
                  <text:p text:style-name="P78">При исследовании мы выявили следующие закономерности. </text:p>
                </text:list-item>
                <text:list-item>
                  <text:p text:style-name="P80">Первой стадией при фрагментации является процесс отщепления молекулярного азота, что согласуется с литературными данными.</text:p>
                </text:list-item>
                <text:list-item>
                  <text:p text:style-name="P79">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81">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81">Особеннос<text:span text:style-name="T136">тью</text:span> фрагментации 2-нитрофенилдиазония <text:span text:style-name="T136">является отсутствие массы соответствующей о-нитрофенильному катиону</text:span>. <text:span text:style-name="T136">Сканирование поверхности потенциальной энергии показало, что п</text:span>роисходит перегруппировка <text:span text:style-name="T136">и </text:span>последующи<text:span text:style-name="T136">й</text:span> распад с отщеплением NO.</text:p>
                </text:list-item>
                <text:list-item>
                  <text:p text:style-name="P81">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6">Диазониевые катионы характеризуются невысокими значениями энергии отщепления азота в диапазоне 82-116 кДж/моль.</text:span></text:p>
                </text:list-item>
                <text:list-item>
                  <text:p text:style-name="P81">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7">в вакууме или газовой фазе</text:span>.</text:p>
                </text:list-item>
                <text:list-item>
                  <text:h text:style-name="P104" text:outline-level="3"><text:soft-page-break/>References</text:h>
                </text:list-item>
              </text:list>
            </text:list-item>
          </text:list>
        </text:list-item>
        <text:list-item>
          <text:p text:style-name="P177"><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93"><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93"><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93"><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93"><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93"><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5">2002, 14, 473-475.</text:span></text:p>
        </text:list-item>
      </text:list>
      <text:p text:style-name="P1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9"><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0"><text:span text:style-name="T108">1n</text:span>. <text:span text:style-name="T109">B.F. Minaev, S.V. Bondarchuk, M.A. Gîrtu, DFT Study of Electronic Properties, Structure and Spectra of Aryl Diazonium Cations, Journal of Molecular Structure: THEOCHEM (2009), doi: 10.1016/j.theochem.2009.02.022</text:span></text:p>
      <text:p text:style-name="P2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2">3n. <text:span text:style-name="T110">M.A. Meetani, S.M. Hisaindee, F. Abdullah, S.S. Ashraf, M.A. Rauf. Liquid chromatography tandem mass spectrometry analysis of photodegradation of a diazo compound: A mechanistic study. / Chemosphere 80 (2010) 422–427. doi:10.1016/j.chemosphere.2010.04.065</text:span></text:p>
      <text:p text:style-name="P23">4n. <text:span text:style-name="T111">Sergey V. Bondarchuk, Boris F. Minaev. Density functional study of ortho-substituted phenyl cations in polar medium and in the gas phase. / Chemical Physics 389 (2011) 68–74. doi:10.1016/j.chemphys.2011.08.005</text:span></text:p>
      <text:p text:style-name="P24">5n. <text:span text:style-name="T112">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5">6n. <text:span text:style-name="T113">Ksenia V. Kutonova, Marina E. Trusova, Pavel S. Postnikov, Victor D. Filimonov, Joseph Parello. A Simple and Effective Synthesis of Aryl Azides via Arenediazonium Tosylates. / Synthesis 2013, 45, 2706–2710 <text:s/>DOI: 10.1055/s-0033-1339648</text:span></text:p>
      <text:p text:style-name="P26">7n. <text:span text:style-name="T114">R. Paul Brint, Dona1 J. Coveney, Fergus L. Lalor. The Origin of the Remarkable Stability of the 1 H-3,5-Dimethylpyrazole-4-diazonium Cation: an X-Ray Crystallographic and MNDO Theoretical Investigation. / J. CHEM. SOC. PERKIN TRANS. II 1985</text:span></text:p>
      <text:p text:style-name="P27">8n. <text:span text:style-name="T115">J.R. Fulton, V.K. Aggarwal, J.de Vicente. The Use of Tosylhydrazone Salts as a Safe Alternative for Handling Diazo Compounds and Their Applications in Organic Synthesis. / Eur. J. Org. Chem. 2005, 1479–1492 DOI: 10.1002/ejoc.200400700</text:span></text:p>
      <text:p text:style-name="P28">9n. <text:span text:style-name="T116">S. Banerjee, S. Mazumdar. Electrospray Ionization Mass Spectrometry: A Technique to Access the Information beyond the Molecular Weight of the Analyte</text:span> / <text:span text:style-name="T116">International Journal of Analytical Chemistry Volume 2012, Article ID 282574, 40 pages doi:10.1155/2012/282574</text:span></text:p>
      <text:p text:style-name="P29">10n. <text:span text:style-name="T117">Minoru Tsuda, Setsuko Oikawa. Photochemical proton generation mechanism from onium salts. / Journal of Photopolymer Science and Technology Volume 3, Number 3 (1990) 249 — 258</text:span></text:p>
      <text:p text:style-name="P30">11n. <text:span text:style-name="T118">T. J. Kemp, P. Pinot de moira. The photochemistry of aryldiazonium salts: fundamental aspects and applications to reprographic processes. / Rev. Port. Quím., 17, 174 (1975)</text:span></text:p>
      <text:p text:style-name="P31"><text:soft-page-break/>12n. <text:span text:style-name="T119">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9">http://scholarworks.uni.edu/jias/vol116/iss1/6</text:span></text:a></text:p>
      <text:p text:style-name="P32">13n. <text:span text:style-name="T120">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20">http://trace.tennessee.edu/utk_graddiss/3518</text:span></text:a></text:p>
      <text:p text:style-name="P33">14n. <text:span text:style-name="T121">Omer Khayyam Rasheed. New Directions in the Chemistry of Azo-compounds. A Thesis submitted to The University Manchester for the degree of Master of Philosophy in the Faculty of Engineering and Physical Sciences. 2011</text:span></text:p>
      <text:p text:style-name="P34">15n. <text:span text:style-name="T122">A.K. Vrkic, R.A.J. O’Hair. Gas phase ion chemistry of para substituted benzene diazonium ions, their salt clusters and their related phenyl cations / International Journal of Mass Spectrometry 218 (2002) 131–160</text:span></text:p>
      <text:p text:style-name="P35">16n. <text:span text:style-name="T124">Anastasia A. Golosova, Christine M. Papadakis, Rainer Jordan. Chemical functionalization of carbon nanotubes with aryl diazonium salts. /</text:span> <text:span text:style-name="T123">Mater. Res. Soc. Symp. Proc. Vol. 1362 © 2011 Materials Research Society DOI: 10.1557/opl.2011.1141</text:span></text:p>
      <text:p text:style-name="P36">17n. <text:span text:style-name="T125">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5">http://lib.dr.iastate.edu/rtd/5154</text:span></text:a></text:p>
      <text:p text:style-name="P37">18n. <text:span text:style-name="T126">Bethany I. Taggert, Richard A. J. O’Hair, Uta Wille. Environmental Polymer Degradation: Using the Distonic Radical Ion Approach to Study the Gas-Phase Reactions of Model Polyester Radicals. J. Phys. Chem. A 2017, 121, 5290−5300 <text:s/>DOI: 10.1021/acs.jpca.7b04217</text:span></text:p>
      <text:p text:style-name="P38">19n. <text:span text:style-name="T127">Tom Waters, Richard A. J. O’Hair. Organic gas phase ion chemistry. / Annu. Rep. Prog. Chem., Sect. B, 2002, 98, 433–501</text:span></text:p>
      <text:p text:style-name="P39">20n. <text:span text:style-name="T128">[btsj.45.2047.pdf]</text:span></text:p>
      <text:p text:style-name="P40">21n. <text:span text:style-name="T128">L. L. Brown and J. S. Drury. Nitrogen Isotope Effects in the Decomposition of Diazonium Salts. The Journal of Chemical Physics 43, 1688 (1965); doi: 10.1063/1.1696991</text:span></text:p>
      <text:p text:style-name="P41">22n. <text:span text:style-name="T129">Trevor J. Broxton, Ray Colton, John C. Traeger. Electrospray Mass Spectral Studies of Aromatic Diazonium Salts and Diazotates. Journal of mass spectrometry, vol. 30, 319-323 (1995).</text:span></text:p>
      <text:p text:style-name="P42">23n. <text:span text:style-name="T130">Nicole J. Rijs, Gustavo B. Sanvido, George N. Khairallah, Richard A. J. O’Hair. Gas phase synthesis and reactivity of dimethylaurate. / Dalton Trans., 2010, 39, 8655–8662 | 8655 DOI: 10.1039/c0dt00508h</text:span></text:p>
      <text:p text:style-name="P43">24n. <text:span text:style-name="T131">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45"><text:soft-page-break/>25n. <text:span text:style-name="T132">O. A. Gusel ́nikova, K. V. Kutonova, M. E. Trusova, P. S. Postnikov, V. D. Filimonov. First examples of arenediazonium 4-dodecylbenzenesulfonates: synthesis and characterization. / Russian Chemical Bulletin, International Edition, Vol. 63, No. 1, pp. 289—290, January, 2014</text:span></text:p>
      <text:p text:style-name="P45"/>
      <text:p text:style-name="P44"/>
      <text:p text:style-name="P75"/>
      <text:p text:style-name="P55"/>
      <text:p text:style-name="P49"><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47"/>
      <text:p text:style-name="P9">Таблица ???. </text:p>
      <text:p text:style-name="P15">Термодинамика синглет-триплетного перехода</text:p>
      <text:p text:style-name="P55"/>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52">№</text:p>
          </table:table-cell>
          <table:table-cell table:style-name="Таблица2.A1" office:value-type="string">
            <text:p text:style-name="P65">Process</text:p>
          </table:table-cell>
          <table:table-cell table:style-name="Таблица2.A1" office:value-type="string">
            <text:p text:style-name="P51"><text:span text:style-name="T169">D</text:span>E<text:span text:style-name="T60">0</text:span>, </text:p>
            <text:p text:style-name="P53">kJ/mol</text:p>
          </table:table-cell>
          <table:table-cell table:style-name="Таблица2.A1" office:value-type="string">
            <text:p text:style-name="P51"><text:span text:style-name="T168">D</text:span>G<text:span text:style-name="T60">298</text:span>,</text:p>
            <text:p text:style-name="P53">kJ/mol</text:p>
          </table:table-cell>
          <table:table-cell table:style-name="Таблица2.A1" office:value-type="string">
            <text:p text:style-name="P51"><text:span text:style-name="T168">D</text:span>H<text:span text:style-name="T60">298</text:span>,</text:p>
            <text:p text:style-name="P53">kJ/mol</text:p>
          </table:table-cell>
          <table:table-cell table:style-name="Таблица2.F1" office:value-type="string">
            <text:p text:style-name="P51"><text:span text:style-name="T168">D</text:span>S<text:span text:style-name="T60">298</text:span><text:span text:style-name="T170">·</text:span>T,</text:p>
            <text:p text:style-name="P53">kJ/mol</text:p>
          </table:table-cell>
        </table:table-row>
        <table:table-row>
          <table:table-cell table:style-name="Таблица2.A2" office:value-type="string">
            <text:p text:style-name="P50">1</text:p>
          </table:table-cell>
          <table:table-cell table:style-name="Таблица2.A2" office:value-type="string">
            <text:p text:style-name="P67"><text:span text:style-name="T159">Ph</text:span><text:span text:style-name="T19">+</text:span><text:span text:style-name="T159"> </text:span><text:span text:style-name="T160">(</text:span><text:span text:style-name="T159">S</text:span><text:span text:style-name="T160">)</text:span><text:span text:style-name="T159"> = Ph</text:span><text:span text:style-name="T19">+</text:span><text:span text:style-name="T159"> </text:span><text:span text:style-name="T160">(</text:span><text:span text:style-name="T161">T)</text:span></text:p>
          </table:table-cell>
          <table:table-cell table:style-name="Таблица2.A2" office:value-type="string">
            <text:p text:style-name="P63">79.70</text:p>
          </table:table-cell>
          <table:table-cell table:style-name="Таблица2.A2" office:value-type="string">
            <text:p text:style-name="P63">79.37</text:p>
          </table:table-cell>
          <table:table-cell table:style-name="Таблица2.A2" office:value-type="string">
            <text:p text:style-name="P63">81.87</text:p>
          </table:table-cell>
          <table:table-cell table:style-name="Таблица2.F2" office:value-type="string">
            <text:p text:style-name="P64">2.50</text:p>
          </table:table-cell>
        </table:table-row>
        <table:table-row>
          <table:table-cell table:style-name="Таблица2.A2" office:value-type="string">
            <text:p text:style-name="P50">2</text:p>
          </table:table-cell>
          <table:table-cell table:style-name="Таблица2.A2" office:value-type="string">
            <text:p text:style-name="P67"><text:span text:style-name="T159">Ph-N</text:span><text:span text:style-name="T167">2</text:span><text:span text:style-name="T19">+</text:span><text:span text:style-name="T159"> </text:span><text:span text:style-name="T160">(</text:span><text:span text:style-name="T159">S</text:span><text:span text:style-name="T160">)</text:span><text:span text:style-name="T159"> = 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47.32</text:p>
          </table:table-cell>
          <table:table-cell table:style-name="Таблица2.A2" office:value-type="string">
            <text:p text:style-name="P63">228.51</text:p>
          </table:table-cell>
          <table:table-cell table:style-name="Таблица2.A2" office:value-type="string">
            <text:p text:style-name="P63">239.48</text:p>
          </table:table-cell>
          <table:table-cell table:style-name="Таблица2.F2" office:value-type="string">
            <text:p text:style-name="P64">10.99</text:p>
          </table:table-cell>
        </table:table-row>
        <table:table-row>
          <table:table-cell table:style-name="Таблица2.A2" office:value-type="string">
            <text:p text:style-name="P50">3</text:p>
          </table:table-cell>
          <table:table-cell table:style-name="Таблица2.A2" office:value-type="string">
            <text:p text:style-name="P67"><text:span text:style-name="T159">2-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2-NO</text:span><text:span text:style-name="T167">2</text:span><text:span text:style-name="T159">-Ph</text:span><text:span text:style-name="T19">+</text:span><text:span text:style-name="T159"> </text:span><text:span text:style-name="T160">(</text:span><text:span text:style-name="T161">T)</text:span></text:p>
          </table:table-cell>
          <table:table-cell table:style-name="Таблица2.A2" office:value-type="string">
            <text:p text:style-name="P63">298.07</text:p>
          </table:table-cell>
          <table:table-cell table:style-name="Таблица2.A2" office:value-type="string">
            <text:p text:style-name="P63">291.80</text:p>
          </table:table-cell>
          <table:table-cell table:style-name="Таблица2.A2" office:value-type="string">
            <text:p text:style-name="P63">293.87</text:p>
          </table:table-cell>
          <table:table-cell table:style-name="Таблица2.F2" office:value-type="string">
            <text:p text:style-name="P64">2.07</text:p>
          </table:table-cell>
        </table:table-row>
        <table:table-row>
          <table:table-cell table:style-name="Таблица2.A2" office:value-type="string">
            <text:p text:style-name="P50">4</text:p>
          </table:table-cell>
          <table:table-cell table:style-name="Таблица2.A2" office:value-type="string">
            <text:p text:style-name="P67"><text:span text:style-name="T159">2-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2-NO</text:span><text:span text:style-name="T167">2</text:span><text:span text:style-name="T159">-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13.54</text:p>
          </table:table-cell>
          <table:table-cell table:style-name="Таблица2.A2" office:value-type="string">
            <text:p text:style-name="P63">201.43</text:p>
          </table:table-cell>
          <table:table-cell table:style-name="Таблица2.A2" office:value-type="string">
            <text:p text:style-name="P63">206.50</text:p>
          </table:table-cell>
          <table:table-cell table:style-name="Таблица2.F2" office:value-type="string">
            <text:p text:style-name="P64">5.08</text:p>
          </table:table-cell>
        </table:table-row>
        <table:table-row>
          <table:table-cell table:style-name="Таблица2.A2" office:value-type="string">
            <text:p text:style-name="P50">5</text:p>
          </table:table-cell>
          <table:table-cell table:style-name="Таблица2.A2" office:value-type="string">
            <text:p text:style-name="P67"><text:span text:style-name="T159">3-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3-NO</text:span><text:span text:style-name="T167">2</text:span><text:span text:style-name="T159">-Ph</text:span><text:span text:style-name="T19">+</text:span><text:span text:style-name="T159"> </text:span><text:span text:style-name="T160">(</text:span><text:span text:style-name="T161">T)</text:span></text:p>
          </table:table-cell>
          <table:table-cell table:style-name="Таблица2.A2" office:value-type="string">
            <text:p text:style-name="P63">80.80</text:p>
          </table:table-cell>
          <table:table-cell table:style-name="Таблица2.A2" office:value-type="string">
            <text:p text:style-name="P63">77.97</text:p>
          </table:table-cell>
          <table:table-cell table:style-name="Таблица2.A2" office:value-type="string">
            <text:p text:style-name="P63">81.91</text:p>
          </table:table-cell>
          <table:table-cell table:style-name="Таблица2.F2" office:value-type="string">
            <text:p text:style-name="P64">3.95</text:p>
          </table:table-cell>
        </table:table-row>
        <table:table-row>
          <table:table-cell table:style-name="Таблица2.A2" office:value-type="string">
            <text:p text:style-name="P50">6</text:p>
          </table:table-cell>
          <table:table-cell table:style-name="Таблица2.A2" office:value-type="string">
            <text:p text:style-name="P67"><text:span text:style-name="T159">3-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3-NO</text:span><text:span text:style-name="T167">2</text:span><text:span text:style-name="T159">-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23.43</text:p>
          </table:table-cell>
          <table:table-cell table:style-name="Таблица2.A2" office:value-type="string">
            <text:p text:style-name="P63">210.04</text:p>
          </table:table-cell>
          <table:table-cell table:style-name="Таблица2.A2" office:value-type="string">
            <text:p text:style-name="P63">215.59</text:p>
          </table:table-cell>
          <table:table-cell table:style-name="Таблица2.F2" office:value-type="string">
            <text:p text:style-name="P64">5.56</text:p>
          </table:table-cell>
        </table:table-row>
        <table:table-row>
          <table:table-cell table:style-name="Таблица2.A2" office:value-type="string">
            <text:p text:style-name="P50">7</text:p>
          </table:table-cell>
          <table:table-cell table:style-name="Таблица2.A2" office:value-type="string">
            <text:p text:style-name="P67"><text:span text:style-name="T159">4-NO</text:span><text:span text:style-name="T167">2</text:span><text:span text:style-name="T159">-Ph</text:span><text:span text:style-name="T19">+</text:span><text:span text:style-name="T159"> </text:span><text:span text:style-name="T160">(</text:span><text:span text:style-name="T159">S</text:span><text:span text:style-name="T160">)</text:span><text:span text:style-name="T159"> = 4-NO</text:span><text:span text:style-name="T167">2</text:span><text:span text:style-name="T159">-Ph</text:span><text:span text:style-name="T19">+</text:span><text:span text:style-name="T159"> </text:span><text:span text:style-name="T160">(</text:span><text:span text:style-name="T161">T)</text:span></text:p>
          </table:table-cell>
          <table:table-cell table:style-name="Таблица2.A2" office:value-type="string">
            <text:p text:style-name="P63">68.20</text:p>
          </table:table-cell>
          <table:table-cell table:style-name="Таблица2.A2" office:value-type="string">
            <text:p text:style-name="P63">63.99</text:p>
          </table:table-cell>
          <table:table-cell table:style-name="Таблица2.A2" office:value-type="string">
            <text:p text:style-name="P63">69.77</text:p>
          </table:table-cell>
          <table:table-cell table:style-name="Таблица2.F2" office:value-type="string">
            <text:p text:style-name="P64">5.79</text:p>
          </table:table-cell>
        </table:table-row>
        <table:table-row>
          <table:table-cell table:style-name="Таблица2.A2" office:value-type="string">
            <text:p text:style-name="P50">8</text:p>
          </table:table-cell>
          <table:table-cell table:style-name="Таблица2.A2" office:value-type="string">
            <text:p text:style-name="P67"><text:span text:style-name="T159">4-NO</text:span><text:span text:style-name="T167">2</text:span><text:span text:style-name="T159">-Ph-N</text:span><text:span text:style-name="T167">2</text:span><text:span text:style-name="T19">+</text:span><text:span text:style-name="T159"> </text:span><text:span text:style-name="T160">(</text:span><text:span text:style-name="T159">S</text:span><text:span text:style-name="T160">)</text:span><text:span text:style-name="T159"> = 4-NO</text:span><text:span text:style-name="T167">2</text:span><text:span text:style-name="T159">-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186.81</text:p>
          </table:table-cell>
          <table:table-cell table:style-name="Таблица2.A2" office:value-type="string">
            <text:p text:style-name="P63">178.10</text:p>
          </table:table-cell>
          <table:table-cell table:style-name="Таблица2.A2" office:value-type="string">
            <text:p text:style-name="P63">180.60</text:p>
          </table:table-cell>
          <table:table-cell table:style-name="Таблица2.F2" office:value-type="string">
            <text:p text:style-name="P64">2.50</text:p>
          </table:table-cell>
        </table:table-row>
        <table:table-row>
          <table:table-cell table:style-name="Таблица2.A2" office:value-type="string">
            <text:p text:style-name="P50">9</text:p>
          </table:table-cell>
          <table:table-cell table:style-name="Таблица2.A2" office:value-type="string">
            <text:p text:style-name="P67"><text:span text:style-name="T159">4-CH</text:span><text:span text:style-name="T167">3</text:span><text:span text:style-name="T159">O-Ph</text:span><text:span text:style-name="T19">+</text:span><text:span text:style-name="T159"> </text:span><text:span text:style-name="T160">(</text:span><text:span text:style-name="T159">S</text:span><text:span text:style-name="T160">)</text:span><text:span text:style-name="T159"> = 4-CH</text:span><text:span text:style-name="T167">3</text:span><text:span text:style-name="T159">O-Ph</text:span><text:span text:style-name="T19">+</text:span><text:span text:style-name="T159"> </text:span><text:span text:style-name="T160">(</text:span><text:span text:style-name="T161">T)</text:span></text:p>
          </table:table-cell>
          <table:table-cell table:style-name="Таблица2.A2" office:value-type="string">
            <text:p text:style-name="P63">-15.95</text:p>
          </table:table-cell>
          <table:table-cell table:style-name="Таблица2.A2" office:value-type="string">
            <text:p text:style-name="P63">-11.23</text:p>
          </table:table-cell>
          <table:table-cell table:style-name="Таблица2.A2" office:value-type="string">
            <text:p text:style-name="P63">-10.67</text:p>
          </table:table-cell>
          <table:table-cell table:style-name="Таблица2.F2" office:value-type="string">
            <text:p text:style-name="P64">0.56</text:p>
          </table:table-cell>
        </table:table-row>
        <table:table-row>
          <table:table-cell table:style-name="Таблица2.A2" office:value-type="string">
            <text:p text:style-name="P50">10</text:p>
          </table:table-cell>
          <table:table-cell table:style-name="Таблица2.A2" office:value-type="string">
            <text:p text:style-name="P67"><text:span text:style-name="T159">4-CH</text:span><text:span text:style-name="T167">3</text:span><text:span text:style-name="T159">O-Ph-N</text:span><text:span text:style-name="T167">2</text:span><text:span text:style-name="T19">+</text:span><text:span text:style-name="T159"> </text:span><text:span text:style-name="T160">(</text:span><text:span text:style-name="T159">S</text:span><text:span text:style-name="T160">)</text:span><text:span text:style-name="T159"> = 4-CH</text:span><text:span text:style-name="T167">3</text:span><text:span text:style-name="T159">O-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189.93</text:p>
          </table:table-cell>
          <table:table-cell table:style-name="Таблица2.A2" office:value-type="string">
            <text:p text:style-name="P63">176.94</text:p>
          </table:table-cell>
          <table:table-cell table:style-name="Таблица2.A2" office:value-type="string">
            <text:p text:style-name="P63">183.83</text:p>
          </table:table-cell>
          <table:table-cell table:style-name="Таблица2.F2" office:value-type="string">
            <text:p text:style-name="P64">6.90</text:p>
          </table:table-cell>
        </table:table-row>
        <table:table-row>
          <table:table-cell table:style-name="Таблица2.A2" office:value-type="string">
            <text:p text:style-name="P50">11</text:p>
          </table:table-cell>
          <table:table-cell table:style-name="Таблица2.A2" office:value-type="string">
            <text:p text:style-name="P67"><text:span text:style-name="T159">2-HOOC-Ph</text:span><text:span text:style-name="T19">+</text:span><text:span text:style-name="T159"> </text:span><text:span text:style-name="T160">(</text:span><text:span text:style-name="T159">S</text:span><text:span text:style-name="T160">)</text:span><text:span text:style-name="T159"> = 2-HOOC-Ph</text:span><text:span text:style-name="T19">+</text:span><text:span text:style-name="T159"> </text:span><text:span text:style-name="T160">(</text:span><text:span text:style-name="T161">T)</text:span></text:p>
          </table:table-cell>
          <table:table-cell table:style-name="Таблица2.A2" office:value-type="string">
            <text:p text:style-name="P63">72.96</text:p>
          </table:table-cell>
          <table:table-cell table:style-name="Таблица2.A2" office:value-type="string">
            <text:p text:style-name="P63">71.15</text:p>
          </table:table-cell>
          <table:table-cell table:style-name="Таблица2.A2" office:value-type="string">
            <text:p text:style-name="P63">73.62</text:p>
          </table:table-cell>
          <table:table-cell table:style-name="Таблица2.F2" office:value-type="string">
            <text:p text:style-name="P64">2.46</text:p>
          </table:table-cell>
        </table:table-row>
        <table:table-row>
          <table:table-cell table:style-name="Таблица2.A2" office:value-type="string">
            <text:p text:style-name="P50">12</text:p>
          </table:table-cell>
          <table:table-cell table:style-name="Таблица2.A2" office:value-type="string">
            <text:p text:style-name="P67"><text:span text:style-name="T159">2-HOOC-Ph-N</text:span><text:span text:style-name="T167">2</text:span><text:span text:style-name="T19">+</text:span><text:span text:style-name="T159"> </text:span><text:span text:style-name="T160">(</text:span><text:span text:style-name="T159">S</text:span><text:span text:style-name="T160">)</text:span><text:span text:style-name="T159"> = 2-HOOC-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69.44</text:p>
          </table:table-cell>
          <table:table-cell table:style-name="Таблица2.A2" office:value-type="string">
            <text:p text:style-name="P63">247.33</text:p>
          </table:table-cell>
          <table:table-cell table:style-name="Таблица2.A2" office:value-type="string">
            <text:p text:style-name="P63">258.09</text:p>
          </table:table-cell>
          <table:table-cell table:style-name="Таблица2.F2" office:value-type="string">
            <text:p text:style-name="P64">10.77</text:p>
          </table:table-cell>
        </table:table-row>
        <table:table-row>
          <table:table-cell table:style-name="Таблица2.A2" office:value-type="string">
            <text:p text:style-name="P50">13</text:p>
          </table:table-cell>
          <table:table-cell table:style-name="Таблица2.A2" office:value-type="string">
            <text:p text:style-name="P67"><text:span text:style-name="T159">4-HOOC-Ph</text:span><text:span text:style-name="T19">+</text:span><text:span text:style-name="T159"> </text:span><text:span text:style-name="T160">(</text:span><text:span text:style-name="T159">S</text:span><text:span text:style-name="T160">)</text:span><text:span text:style-name="T159"> = 4-HOOC-Ph</text:span><text:span text:style-name="T19">+</text:span><text:span text:style-name="T159"> </text:span><text:span text:style-name="T160">(</text:span><text:span text:style-name="T161">T)</text:span></text:p>
          </table:table-cell>
          <table:table-cell table:style-name="Таблица2.A2" office:value-type="string">
            <text:p text:style-name="P63">71.03</text:p>
          </table:table-cell>
          <table:table-cell table:style-name="Таблица2.A2" office:value-type="string">
            <text:p text:style-name="P63">70.10</text:p>
          </table:table-cell>
          <table:table-cell table:style-name="Таблица2.A2" office:value-type="string">
            <text:p text:style-name="P63">73.21</text:p>
          </table:table-cell>
          <table:table-cell table:style-name="Таблица2.F2" office:value-type="string">
            <text:p text:style-name="P64">3.12</text:p>
          </table:table-cell>
        </table:table-row>
        <table:table-row>
          <table:table-cell table:style-name="Таблица2.A2" office:value-type="string">
            <text:p text:style-name="P50">14</text:p>
          </table:table-cell>
          <table:table-cell table:style-name="Таблица2.A2" office:value-type="string">
            <text:p text:style-name="P67"><text:span text:style-name="T159">4-HOOC-Ph-N</text:span><text:span text:style-name="T167">2</text:span><text:span text:style-name="T19">+</text:span><text:span text:style-name="T159"> </text:span><text:span text:style-name="T160">(</text:span><text:span text:style-name="T159">S</text:span><text:span text:style-name="T160">)</text:span><text:span text:style-name="T159"> = 4-HOOC-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49.23</text:p>
          </table:table-cell>
          <table:table-cell table:style-name="Таблица2.A2" office:value-type="string">
            <text:p text:style-name="P63">232.14</text:p>
          </table:table-cell>
          <table:table-cell table:style-name="Таблица2.A2" office:value-type="string">
            <text:p text:style-name="P63">239.22</text:p>
          </table:table-cell>
          <table:table-cell table:style-name="Таблица2.F2" office:value-type="string">
            <text:p text:style-name="P64">7.08</text:p>
          </table:table-cell>
        </table:table-row>
        <table:table-row>
          <table:table-cell table:style-name="Таблица2.A2" office:value-type="string">
            <text:p text:style-name="P50">15</text:p>
          </table:table-cell>
          <table:table-cell table:style-name="Таблица2.A2" office:value-type="string">
            <text:p text:style-name="P67"><text:span text:style-name="T159">4-Br-Ph</text:span><text:span text:style-name="T19">+</text:span><text:span text:style-name="T159"> </text:span><text:span text:style-name="T160">(</text:span><text:span text:style-name="T159">S</text:span><text:span text:style-name="T160">)</text:span><text:span text:style-name="T159"> = 4-Br-Ph</text:span><text:span text:style-name="T19">+</text:span><text:span text:style-name="T159"> </text:span><text:span text:style-name="T160">(</text:span><text:span text:style-name="T161">T)</text:span></text:p>
          </table:table-cell>
          <table:table-cell table:style-name="Таблица2.A2" office:value-type="string">
            <text:p text:style-name="P63">20.03</text:p>
          </table:table-cell>
          <table:table-cell table:style-name="Таблица2.A2" office:value-type="string">
            <text:p text:style-name="P63">24.35</text:p>
          </table:table-cell>
          <table:table-cell table:style-name="Таблица2.A2" office:value-type="string">
            <text:p text:style-name="P63">25.25</text:p>
          </table:table-cell>
          <table:table-cell table:style-name="Таблица2.F2" office:value-type="string">
            <text:p text:style-name="P64">0.90</text:p>
          </table:table-cell>
        </table:table-row>
        <table:table-row>
          <table:table-cell table:style-name="Таблица2.A2" office:value-type="string">
            <text:p text:style-name="P50">16</text:p>
          </table:table-cell>
          <table:table-cell table:style-name="Таблица2.A2" office:value-type="string">
            <text:p text:style-name="P67"><text:span text:style-name="T159">4-Br-Ph-N</text:span><text:span text:style-name="T167">2</text:span><text:span text:style-name="T19">+</text:span><text:span text:style-name="T159"> </text:span><text:span text:style-name="T160">(</text:span><text:span text:style-name="T159">S</text:span><text:span text:style-name="T160">)</text:span><text:span text:style-name="T159"> = 4-Br-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10.81</text:p>
          </table:table-cell>
          <table:table-cell table:style-name="Таблица2.A2" office:value-type="string">
            <text:p text:style-name="P63">198.47</text:p>
          </table:table-cell>
          <table:table-cell table:style-name="Таблица2.A2" office:value-type="string">
            <text:p text:style-name="P63">205.03</text:p>
          </table:table-cell>
          <table:table-cell table:style-name="Таблица2.F2" office:value-type="string">
            <text:p text:style-name="P64">6.57</text:p>
          </table:table-cell>
        </table:table-row>
        <table:table-row>
          <table:table-cell table:style-name="Таблица2.A2" office:value-type="string">
            <text:p text:style-name="P50">17</text:p>
          </table:table-cell>
          <table:table-cell table:style-name="Таблица2.A2" office:value-type="string">
            <text:p text:style-name="P67"><text:span text:style-name="T159">2-HOOC-4-Br-Ph</text:span><text:span text:style-name="T19">+</text:span><text:span text:style-name="T159"> </text:span><text:span text:style-name="T160">(</text:span><text:span text:style-name="T159">S</text:span><text:span text:style-name="T160">)</text:span><text:span text:style-name="T159"> = 2-HOOC-4-Br-Ph</text:span><text:span text:style-name="T19">+</text:span><text:span text:style-name="T159"> </text:span><text:span text:style-name="T160">(</text:span><text:span text:style-name="T161">T)</text:span></text:p>
          </table:table-cell>
          <table:table-cell table:style-name="Таблица2.A2" office:value-type="string">
            <text:p text:style-name="P63">18.21</text:p>
          </table:table-cell>
          <table:table-cell table:style-name="Таблица2.A2" office:value-type="string">
            <text:p text:style-name="P63">21.17</text:p>
          </table:table-cell>
          <table:table-cell table:style-name="Таблица2.A2" office:value-type="string">
            <text:p text:style-name="P63">22.49</text:p>
          </table:table-cell>
          <table:table-cell table:style-name="Таблица2.F2" office:value-type="string">
            <text:p text:style-name="P64">1.32</text:p>
          </table:table-cell>
        </table:table-row>
        <table:table-row>
          <table:table-cell table:style-name="Таблица2.A2" office:value-type="string">
            <text:p text:style-name="P50">18</text:p>
          </table:table-cell>
          <table:table-cell table:style-name="Таблица2.A2" office:value-type="string">
            <text:p text:style-name="P67"><text:span text:style-name="T159">2-HOOC-4-Br-Ph-N</text:span><text:span text:style-name="T167">2</text:span><text:span text:style-name="T19">+</text:span><text:span text:style-name="T159"> </text:span><text:span text:style-name="T160">(</text:span><text:span text:style-name="T159">S</text:span><text:span text:style-name="T160">)</text:span><text:span text:style-name="T159"> = 2-HOOC-4-Br-Ph-N</text:span><text:span text:style-name="T167">2</text:span><text:span text:style-name="T19">+</text:span><text:span text:style-name="T159"> </text:span><text:span text:style-name="T160">(</text:span><text:span text:style-name="T161">T)</text:span></text:p>
          </table:table-cell>
          <table:table-cell table:style-name="Таблица2.A2" office:value-type="string">
            <text:p text:style-name="P63">234.39</text:p>
          </table:table-cell>
          <table:table-cell table:style-name="Таблица2.A2" office:value-type="string">
            <text:p text:style-name="P63">219.18</text:p>
          </table:table-cell>
          <table:table-cell table:style-name="Таблица2.A2" office:value-type="string">
            <text:p text:style-name="P63">227.30</text:p>
          </table:table-cell>
          <table:table-cell table:style-name="Таблица2.F2" office:value-type="string">
            <text:p text:style-name="P64">8.13</text:p>
          </table:table-cell>
        </table:table-row>
      </table:table>
      <text:p text:style-name="P48"/>
      <text:p text:style-name="P84"><text:span text:style-name="T82">Приложение </text:span><text:span text:style-name="T84">2</text:span><text:span text:style-name="T83">. </text:span><text:span text:style-name="T84">Результаты квантовохимических расчетов структур фенильных катионов (синглет-триплетные состояни</text:span></text:p>
      <text:p text:style-name="P84"><text:span text:style-name="T84"/></text:p>
      <text:p text:style-name="P46"><text:span text:style-name="T82">Приложение </text:span><text:span text:style-name="T84">3</text:span><text:span text:style-name="T83">. </text:span><text:span text:style-name="T84">Фрагментация комплексных катионов</text:span></text:p>
      <text:p text:style-name="P46"><text:span text:style-name="T84"/></text:p>
      <text:p text:style-name="P17">Приложение <text:span text:style-name="T92">4</text:span>. <text:span text:style-name="T92">Результаты к</text:span>вантовохимических расчетов <text:span text:style-name="T92">структур комплексных частиц</text:span></text:p>
      <text:p text:style-name="P57"/>
      <text:p text:style-name="P58"/>
      <text:p text:style-name="P59"><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3</text:page-number>/<text:page-count>14</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87</meta:editing-cycles>
    <meta:print-date>1900-12-31T17:00:00</meta:print-date>
    <meta:creation-date>2017-06-12T04:04:00</meta:creation-date>
    <dc:date>2018-06-26T16:57:11.838267027</dc:date>
    <meta:editing-duration>P4DT12H49M26S</meta:editing-duration>
    <meta:generator>LibreOffice/5.2.7.2$Linux_X86_64 LibreOffice_project/20m0$Build-2</meta:generator>
    <meta:document-statistic meta:table-count="5" meta:image-count="0" meta:object-count="0" meta:page-count="14" meta:paragraph-count="818" meta:word-count="4834" meta:character-count="33614" meta:non-whitespace-character-count="295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